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dfb" officeooo:paragraph-rsid="0010bdfb"/>
    </style:style>
    <style:style style:name="P2" style:family="paragraph" style:parent-style-name="Standard">
      <style:text-properties style:text-underline-style="solid" style:text-underline-width="auto" style:text-underline-color="font-color" officeooo:rsid="0010bdfb" officeooo:paragraph-rsid="0010bdfb"/>
    </style:style>
    <style:style style:name="P3" style:family="paragraph" style:parent-style-name="Standard">
      <style:text-properties style:text-underline-style="solid" style:text-underline-width="auto" style:text-underline-color="font-color" officeooo:rsid="0010bdfb" officeooo:paragraph-rsid="0010bdf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Código fuente del programa:</text:p>
      <text:p text:style-name="P2"/>
      <text:p text:style-name="P2">Makefile</text:p>
      <text:section text:style-name="Sect1" text:name="Section11">
        <text:section-source xlink:href="../TP1ALGO2/Makefile"/>
        <text:p text:style-name="Preformatted_20_Text">objects_dft = complejo.o vector_t.o dft.o test_dft.o</text:p>
        <text:p text:style-name="Preformatted_20_Text">objects_prog = complejo.o vector_t.o dft.o fft.o cmdline.o main.o</text:p>
        <text:p text:style-name="Preformatted_20_Text">objects_diff = complejo.o vector_t.o test_diff.o</text:p>
        <text:p text:style-name="Preformatted_20_Text"/>
        <text:p text:style-name="Preformatted_20_Text">programa: $(objects_prog)</text:p>
        <text:p text:style-name="Preformatted_20_Text"><text:tab/>g++ -Wall -g -o programa $(objects_prog)</text:p>
        <text:p text:style-name="Preformatted_20_Text"/>
        <text:p text:style-name="Preformatted_20_Text">cmdline.o: cmdline.cpp cmdline.h</text:p>
        <text:p text:style-name="Preformatted_20_Text"><text:tab/>g++ -Wall -g -c cmdline.cpp</text:p>
        <text:p text:style-name="Preformatted_20_Text"/>
        <text:p text:style-name="Preformatted_20_Text">complejo.o : complejo.cpp complejo.h</text:p>
        <text:p text:style-name="Preformatted_20_Text"><text:tab/>g++ -Wall -g -c complejo.cpp</text:p>
        <text:p text:style-name="Preformatted_20_Text"/>
        <text:p text:style-name="Preformatted_20_Text">vector_t.o : vector_t.cpp vector_t.h complejo.h</text:p>
        <text:p text:style-name="Preformatted_20_Text"><text:tab/>g++ -Wall -g -c vector_t.cpp</text:p>
        <text:p text:style-name="Preformatted_20_Text"/>
        <text:p text:style-name="Preformatted_20_Text">dft.o : dft.cpp dft.h vector_t.h complejo.h</text:p>
        <text:p text:style-name="Preformatted_20_Text"><text:tab/>g++ -Wall -g -c dft.cpp</text:p>
        <text:p text:style-name="Preformatted_20_Text"/>
        <text:p text:style-name="Preformatted_20_Text">fft.o : fft.cpp fft.h vector_t.h complejo.h</text:p>
        <text:p text:style-name="Preformatted_20_Text"><text:tab/>g++ -Wall -g -c fft.cpp</text:p>
        <text:p text:style-name="Preformatted_20_Text"/>
        <text:p text:style-name="Preformatted_20_Text">main.o : main.cpp cmdline.h complejo.h vector_t.h dft.h</text:p>
        <text:p text:style-name="Preformatted_20_Text"><text:tab/>g++ -Wall -g -c main.cpp</text:p>
        <text:p text:style-name="Preformatted_20_Text"/>
        <text:p text:style-name="Preformatted_20_Text">test_dft.o: test_dft.cpp</text:p>
        <text:p text:style-name="Preformatted_20_Text"><text:tab/>g++ -Wall -g -c test_dft.cpp</text:p>
        <text:p text:style-name="Preformatted_20_Text"/>
        <text:p text:style-name="Preformatted_20_Text">test_vector.o : test_vector.cpp</text:p>
        <text:p text:style-name="Preformatted_20_Text"><text:tab/>g++ -Wall -g -c test_vector.cpp</text:p>
        <text:p text:style-name="Preformatted_20_Text"/>
        <text:p text:style-name="Preformatted_20_Text">test_diff.o: test_diff.cpp complejo.h vector_t.h</text:p>
        <text:p text:style-name="Preformatted_20_Text"><text:tab/>g++ -Wall -g -c test_diff.cpp</text:p>
        <text:p text:style-name="Preformatted_20_Text"/>
        <text:p text:style-name="Preformatted_20_Text">#los archivos de prueba se deben llamar test y un numero</text:p>
        <text:p text:style-name="Preformatted_20_Text">test_programa_dft: programa test_diff.o </text:p>
        <text:p text:style-name="Preformatted_20_Text"><text:tab/>@g++ -Wall -g -o test_diff $(objects_diff)</text:p>
        <text:p text:style-name="Preformatted_20_Text"/>
        <text:p text:style-name="Preformatted_20_Text"><text:tab/>@echo "\n--------INICIA PRUEBA DE PROGRAMA--------\n"</text:p>
        <text:p text:style-name="Preformatted_20_Text"/>
        <text:p text:style-name="Preformatted_20_Text"><text:tab/>@echo "Probando fft sin argumento '-m:'\n"</text:p>
        <text:p text:style-name="Preformatted_20_Text"><text:tab/>@set -e; for t in test_ft?; do <text:s text:c="19"/>\</text:p>
        <text:p text:style-name="Preformatted_20_Text"><text:tab/><text:tab/>echo Aplicando FFT a $$t; <text:s text:c="20"/>\</text:p>
        <text:p text:style-name="Preformatted_20_Text"><text:tab/><text:tab/>./programa -i $$t -o $$t.out; <text:s text:c="16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Aplicando FFT a $$t; <text:s text:c="20"/>\</text:p>
        <text:p text:style-name="Preformatted_20_Text"><text:tab/><text:tab/>./programa -i $$t -o $$t.out; <text:s text:c="16"/>\</text:p>
        <text:p text:style-name="Preformatted_20_Text"><text:tab/>done</text:p>
        <text:p text:style-name="Preformatted_20_Text"/>
        <text:p text:style-name="Preformatted_20_Text"><text:soft-page-break/><text:tab/>@echo "\n"</text:p>
        <text:p text:style-name="Preformatted_20_Text"/>
        <text:p text:style-name="Preformatted_20_Text"><text:tab/>@set -e; for t in test_ft?; do <text:s text:c="19"/>\</text:p>
        <text:p text:style-name="Preformatted_20_Text"><text:tab/><text:tab/>echo Testing: $$t; <text:s text:c="27"/>\</text:p>
        <text:p text:style-name="Preformatted_20_Text"><text:tab/><text:tab/>./test_diff $$t;<text:tab/><text:tab/><text:tab/><text:tab/><text:tab/><text:tab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Testing: $$t; <text:s text:c="27"/>\</text:p>
        <text:p text:style-name="Preformatted_20_Text"><text:tab/><text:tab/>./test_diff $$t;<text:tab/><text:tab/><text:tab/><text:tab/><text:tab/><text:tab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\nProbando fft con argumento -m:\n"</text:p>
        <text:p text:style-name="Preformatted_20_Text"><text:tab/>@set -e; for t in test_ft?; do <text:s text:c="19"/>\</text:p>
        <text:p text:style-name="Preformatted_20_Text"><text:tab/><text:tab/>echo Aplicando FFT a $$t; <text:s text:c="20"/>\</text:p>
        <text:p text:style-name="Preformatted_20_Text"><text:tab/><text:tab/>./programa -m "fft" -i $$t -o $$t.out; <text:s text:c="7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Aplicando FFT a $$t; <text:s text:c="20"/>\</text:p>
        <text:p text:style-name="Preformatted_20_Text"><text:tab/><text:tab/>./programa -m "fft" -i $$t -o $$t.out; <text:s text:c="7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ft?; do <text:s text:c="19"/>\</text:p>
        <text:p text:style-name="Preformatted_20_Text"><text:tab/><text:tab/>echo Testing: $$t; <text:s text:c="27"/>\</text:p>
        <text:p text:style-name="Preformatted_20_Text"><text:tab/><text:tab/>./test_diff $$t; <text:s text:c="25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set -e; for t in test_fft?; do <text:s text:c="18"/>\</text:p>
        <text:p text:style-name="Preformatted_20_Text"><text:tab/><text:tab/>echo Testing: $$t; <text:s text:c="27"/>\</text:p>
        <text:p text:style-name="Preformatted_20_Text"><text:tab/><text:tab/>./test_diff $$t; <text:s text:c="25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echo "\nTEST_FFT OK.\n"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Probando ifft:\n"</text:p>
        <text:p text:style-name="Preformatted_20_Text"><text:tab/>@set -e; for t in test_ift?; do <text:s text:c="18"/>\</text:p>
        <text:p text:style-name="Preformatted_20_Text"><text:tab/><text:tab/>echo Aplicando IFFT a $$t; <text:s text:c="19"/>\</text:p>
        <text:p text:style-name="Preformatted_20_Text"><text:tab/><text:tab/>./programa -m "ifft" -i $$t -o $$t.out; <text:s text:c="6"/>\</text:p>
        <text:p text:style-name="Preformatted_20_Text"><text:tab/>done</text:p>
        <text:p text:style-name="Preformatted_20_Text"/>
        <text:p text:style-name="Preformatted_20_Text"><text:tab/>@set -e; for t in test_ifft?; do <text:s text:c="17"/>\</text:p>
        <text:p text:style-name="Preformatted_20_Text"><text:tab/><text:tab/>echo Aplicando IFFT a $$t; <text:s text:c="19"/>\</text:p>
        <text:p text:style-name="Preformatted_20_Text"><text:tab/><text:tab/>./programa -m "ifft" -i $$t -o $$t.out; <text:s text:c="6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><text:soft-page-break/></text:p>
        <text:p text:style-name="Preformatted_20_Text"><text:tab/>@set -e; for t in test_ift?; do <text:s text:c="18"/>\</text:p>
        <text:p text:style-name="Preformatted_20_Text"><text:tab/><text:tab/>echo Testing: $$t; <text:s text:c="27"/>\</text:p>
        <text:p text:style-name="Preformatted_20_Text"><text:tab/><text:tab/>./test_diff $$t; <text:s text:c="24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set -e; for t in test_ifft?; do <text:s text:c="17"/>\</text:p>
        <text:p text:style-name="Preformatted_20_Text"><text:tab/><text:tab/>echo Testing: $$t; <text:s text:c="27"/>\</text:p>
        <text:p text:style-name="Preformatted_20_Text"><text:tab/><text:tab/>./test_diff $$t; <text:s text:c="24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/>
        <text:p text:style-name="Preformatted_20_Text"><text:tab/>@echo "\nTEST_IFFT OK.\n"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Probando dft:\n"</text:p>
        <text:p text:style-name="Preformatted_20_Text"><text:tab/>@set -e; for t in test_ft?; do <text:s text:c="19"/>\</text:p>
        <text:p text:style-name="Preformatted_20_Text"><text:tab/><text:tab/>echo Aplicando DFT a $$t; <text:s text:c="20"/>\</text:p>
        <text:p text:style-name="Preformatted_20_Text"><text:tab/><text:tab/>./programa -m "dft" -i $$t -o $$t.out; <text:s text:c="7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ft?; do <text:s text:c="19"/>\</text:p>
        <text:p text:style-name="Preformatted_20_Text"><text:tab/><text:tab/>echo Testing: $$t; <text:s text:c="27"/>\</text:p>
        <text:p text:style-name="Preformatted_20_Text"><text:tab/><text:tab/>./test_diff $$t; <text:s text:c="25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><text:tab/>@echo "\nTEST_DFT OK.\n"</text:p>
        <text:p text:style-name="Preformatted_20_Text"/>
        <text:p text:style-name="Preformatted_20_Text"><text:tab/>@echo "Probando idft:\n"</text:p>
        <text:p text:style-name="Preformatted_20_Text"><text:tab/>@set -e; for t in test_ift?; do <text:s text:c="18"/>\</text:p>
        <text:p text:style-name="Preformatted_20_Text"><text:tab/><text:tab/>echo Aplicando IDFT a $$t; <text:s text:c="19"/>\</text:p>
        <text:p text:style-name="Preformatted_20_Text"><text:tab/><text:tab/>./programa -m "idft" -i $$t -o $$t.out; <text:s text:c="6"/>\</text:p>
        <text:p text:style-name="Preformatted_20_Text"><text:tab/>done</text:p>
        <text:p text:style-name="Preformatted_20_Text"/>
        <text:p text:style-name="Preformatted_20_Text"><text:tab/>@echo "\n"</text:p>
        <text:p text:style-name="Preformatted_20_Text"/>
        <text:p text:style-name="Preformatted_20_Text"><text:tab/>@set -e; for t in test_ift?; do <text:s text:c="18"/>\</text:p>
        <text:p text:style-name="Preformatted_20_Text"><text:tab/><text:tab/>echo Testing: $$t; <text:s text:c="27"/>\</text:p>
        <text:p text:style-name="Preformatted_20_Text"><text:tab/><text:tab/>./test_diff $$t; <text:s text:c="24"/><text:tab/> <text:s/>\</text:p>
        <text:p text:style-name="Preformatted_20_Text"><text:tab/><text:tab/>echo Test ok; <text:s text:c="32"/>\</text:p>
        <text:p text:style-name="Preformatted_20_Text"><text:tab/>done</text:p>
        <text:p text:style-name="Preformatted_20_Text"><text:tab/>@echo "\nTEST_IDFT OK.\n"</text:p>
        <text:p text:style-name="Preformatted_20_Text"/>
        <text:p text:style-name="Preformatted_20_Text"><text:tab/>@echo "\n--------LA PRUEBA SE HA EJECUTADO SIN DETECTAR ERRORES--------\n"</text:p>
        <text:p text:style-name="Preformatted_20_Text"/>
        <text:p text:style-name="Preformatted_20_Text"><text:tab/>@rm *.out test_diff</text:p>
        <text:p text:style-name="Preformatted_20_Text"/>
        <text:p text:style-name="Preformatted_20_Text">#comprueba que no haya fugas de memoria en el programa</text:p>
        <text:p text:style-name="Preformatted_20_Text">test_programa_valgrind: programa</text:p>
        <text:p text:style-name="Preformatted_20_Text"><text:tab/>@echo "\n--------INICIA PRUEBA DE MEMORIA--------\n"</text:p>
        <text:p text:style-name="Preformatted_20_Text"/>
        <text:p text:style-name="Preformatted_20_Text"><text:tab/>@echo "PROBANDO FFT:"</text:p>
        <text:p text:style-name="Preformatted_20_Text"/>
        <text:p text:style-name="Preformatted_20_Text"><text:soft-page-break/><text:tab/>@set -e; for t in test_ft?; do <text:s text:c="43"/>\</text:p>
        <text:p text:style-name="Preformatted_20_Text"><text:tab/><text:tab/>echo "\n" testing: $$t "\n"; <text:s text:c="41"/>\</text:p>
        <text:p text:style-name="Preformatted_20_Text"><text:tab/><text:tab/>valgrind --leak-check=full ./programa -m "fft" -i $$t -o $$t.out; <text:s text:c="4"/>\</text:p>
        <text:p text:style-name="Preformatted_20_Text"><text:tab/>done</text:p>
        <text:p text:style-name="Preformatted_20_Text"/>
        <text:p text:style-name="Preformatted_20_Text"><text:tab/>@set -e; for t in test_fft?; do <text:s text:c="43"/>\</text:p>
        <text:p text:style-name="Preformatted_20_Text"><text:tab/><text:tab/>echo "\n" testing: $$t "\n"; <text:s text:c="41"/>\</text:p>
        <text:p text:style-name="Preformatted_20_Text"><text:tab/><text:tab/>valgrind --leak-check=full ./programa -m "fft" -i $$t -o $$t.out; <text:s text:c="4"/>\</text:p>
        <text:p text:style-name="Preformatted_20_Text"><text:tab/>done</text:p>
        <text:p text:style-name="Preformatted_20_Text"/>
        <text:p text:style-name="Preformatted_20_Text"><text:tab/>@echo "\nPROBANDO IFFT:"</text:p>
        <text:p text:style-name="Preformatted_20_Text"/>
        <text:p text:style-name="Preformatted_20_Text"><text:tab/>@set -e; for t in test_ift?; do <text:s text:c="42"/>\</text:p>
        <text:p text:style-name="Preformatted_20_Text"><text:tab/><text:tab/>echo "\n" testing: $$t "\n"; <text:s text:c="41"/>\</text:p>
        <text:p text:style-name="Preformatted_20_Text"><text:tab/><text:tab/>valgrind --leak-check=full ./programa -m "ifft" -i $$t -o $$t.out; <text:s text:c="3"/>\</text:p>
        <text:p text:style-name="Preformatted_20_Text"><text:tab/>done</text:p>
        <text:p text:style-name="Preformatted_20_Text"/>
        <text:p text:style-name="Preformatted_20_Text"><text:tab/>@set -e; for t in test_ifft?; do <text:s text:c="42"/>\</text:p>
        <text:p text:style-name="Preformatted_20_Text"><text:tab/><text:tab/>echo "\n" testing: $$t "\n"; <text:s text:c="41"/>\</text:p>
        <text:p text:style-name="Preformatted_20_Text"><text:tab/><text:tab/>valgrind --leak-check=full ./programa -m "ifft" -i $$t -o $$t.out; <text:s text:c="3"/>\</text:p>
        <text:p text:style-name="Preformatted_20_Text"><text:tab/>done</text:p>
        <text:p text:style-name="Preformatted_20_Text"/>
        <text:p text:style-name="Preformatted_20_Text"><text:tab/>@echo "\nPROBANDO DFT:"</text:p>
        <text:p text:style-name="Preformatted_20_Text"/>
        <text:p text:style-name="Preformatted_20_Text"><text:tab/>@set -e; for t in test_ft?; do <text:s text:c="43"/>\</text:p>
        <text:p text:style-name="Preformatted_20_Text"><text:tab/><text:tab/>echo "\n" testing: $$t "\n"; <text:s text:c="41"/>\</text:p>
        <text:p text:style-name="Preformatted_20_Text"><text:tab/><text:tab/>valgrind --leak-check=full ./programa -m "dft" -i $$t -o $$t.out; <text:s text:c="4"/>\</text:p>
        <text:p text:style-name="Preformatted_20_Text"><text:tab/>done</text:p>
        <text:p text:style-name="Preformatted_20_Text"/>
        <text:p text:style-name="Preformatted_20_Text"><text:tab/>@echo "PROBANDO IDFT:"</text:p>
        <text:p text:style-name="Preformatted_20_Text"/>
        <text:p text:style-name="Preformatted_20_Text"><text:tab/>@set -e; for t in test_ift?; do <text:s text:c="42"/>\</text:p>
        <text:p text:style-name="Preformatted_20_Text"><text:tab/><text:tab/>echo "\n" testing: $$t "\n"; <text:s text:c="41"/>\</text:p>
        <text:p text:style-name="Preformatted_20_Text"><text:tab/><text:tab/>valgrind --leak-check=full ./programa -m "idft" -i $$t -o $$t.out; <text:s text:c="3"/>\</text:p>
        <text:p text:style-name="Preformatted_20_Text"><text:tab/>done</text:p>
        <text:p text:style-name="Preformatted_20_Text"/>
        <text:p text:style-name="Preformatted_20_Text"><text:tab/>@echo "\n PROBANDO ARGUMENTO: '--help'\n"</text:p>
        <text:p text:style-name="Preformatted_20_Text"><text:tab/>@set -e; valgrind --leak-check=full ./programa -h;</text:p>
        <text:p text:style-name="Preformatted_20_Text"/>
        <text:p text:style-name="Preformatted_20_Text"><text:tab/>@rm *.out</text:p>
        <text:p text:style-name="Preformatted_20_Text"/>
        <text:p text:style-name="Preformatted_20_Text"><text:tab/>@echo "\n--------PRUEBA DE MEMORIA FINALIZADA--------\n"</text:p>
        <text:p text:style-name="Preformatted_20_Text"/>
        <text:p text:style-name="Preformatted_20_Text">#Prueba de la clase vector_t</text:p>
        <text:p text:style-name="Preformatted_20_Text">test-vector_t: complejo.o vector_t.o test_vector.o</text:p>
        <text:p text:style-name="Preformatted_20_Text"><text:tab/>g++ -Wall -o test_vector_t complejo.o vector_t.o test_vector.o</text:p>
        <text:p text:style-name="Preformatted_20_Text"/>
        <text:p text:style-name="Preformatted_20_Text">#Empieza la ejecución de la prueba y compara los achivos</text:p>
        <text:p text:style-name="Preformatted_20_Text"><text:tab/>@./test_vector_t test_vector_t.txt</text:p>
        <text:p text:style-name="Preformatted_20_Text"><text:tab/>@printf "\n-----Prueba de Vector_t-----\n\n"</text:p>
        <text:p text:style-name="Preformatted_20_Text"><text:tab/>-@diff -T -s -b -w test_vector_t.txt out_test_vector_t.txt</text:p>
        <text:p text:style-name="Preformatted_20_Text"><text:tab/>@rm complejo.o vector_t.o test_vector.o test_vector_t</text:p>
        <text:p text:style-name="Preformatted_20_Text"/>
        <text:p text:style-name="Preformatted_20_Text">test-vector_t-memory: complejo.o vector_t.o test_vector.o</text:p>
        <text:p text:style-name="Preformatted_20_Text"><text:tab/>g++ -Wall -o test-vector_t-memory complejo.o vector_t.o test_vector.o</text:p>
        <text:p text:style-name="Preformatted_20_Text"><text:tab/>@printf "\n-----Prueba de memoria del Vector_t-----\n\n"</text:p>
        <text:p text:style-name="Preformatted_20_Text"><text:tab/>@valgrind --leak-check=yes ./test-vector_t-memory test_vector_t.txt</text:p>
        <text:p text:style-name="Preformatted_20_Text"><text:soft-page-break/><text:tab/>@rm complejo.o vector_t.o test_vector.o test-vector_t-memory</text:p>
        <text:p text:style-name="Preformatted_20_Text"/>
        <text:p text:style-name="Preformatted_20_Text">clean:</text:p>
        <text:p text:style-name="Preformatted_20_Text"><text:tab/>@rm -f *o *.out programa test_diff</text:p>
      </text:section>
      <text:p text:style-name="P2"/>
      <text:p text:style-name="P2"/>
      <text:p text:style-name="P2"/>
      <text:p text:style-name="P2"/>
      <text:p text:style-name="P2">cmdline.h</text:p>
      <text:section text:style-name="Sect1" text:name="Section1">
        <text:section-source xlink:href="../TP1ALGO2/cmdline.h"/>
        <text:p text:style-name="Preformatted_20_Text">#ifndef _CMDLINE_H_INCLUDED_</text:p>
        <text:p text:style-name="Preformatted_20_Text">#define _CMDLINE_H_INCLUDED_</text:p>
        <text:p text:style-name="Preformatted_20_Text"/>
        <text:p text:style-name="Preformatted_20_Text">#include &lt;string&gt;</text:p>
        <text:p text:style-name="Preformatted_20_Text">#include &lt;iostream&gt;</text:p>
        <text:p text:style-name="Preformatted_20_Text">#include &lt;cstdlib&gt;</text:p>
        <text:p text:style-name="Preformatted_20_Text">#include &lt;fstream&gt;</text:p>
        <text:p text:style-name="Preformatted_20_Text">#include &lt;iomanip&gt;</text:p>
        <text:p text:style-name="Preformatted_20_Text">#include &lt;sstream&gt;</text:p>
        <text:p text:style-name="Preformatted_20_Text"/>
        <text:p text:style-name="Preformatted_20_Text">#define OPT_DEFAULT <text:s text:c="2"/>0</text:p>
        <text:p text:style-name="Preformatted_20_Text">#define OPT_SEEN <text:s text:c="5"/>1</text:p>
        <text:p text:style-name="Preformatted_20_Text">#define OPT_MANDATORY 2</text:p>
        <text:p text:style-name="Preformatted_20_Text"/>
        <text:p text:style-name="Preformatted_20_Text">#define DFT "dft"</text:p>
        <text:p text:style-name="Preformatted_20_Text">#define IDFT "idft"</text:p>
        <text:p text:style-name="Preformatted_20_Text">#define FFT "fft"</text:p>
        <text:p text:style-name="Preformatted_20_Text">#define IFFT "ifft"</text:p>
        <text:p text:style-name="Preformatted_20_Text"/>
        <text:p text:style-name="Preformatted_20_Text">using namespace std;</text:p>
        <text:p text:style-name="Preformatted_20_Text"/>
        <text:p text:style-name="Preformatted_20_Text">typedef enum type_method {</text:p>
        <text:p text:style-name="Preformatted_20_Text"><text:s text:c="4"/>METHOD_DFT,</text:p>
        <text:p text:style-name="Preformatted_20_Text"><text:s text:c="4"/>METHOD_IDFT,</text:p>
        <text:p text:style-name="Preformatted_20_Text"><text:s text:c="4"/>METHOD_FFT,</text:p>
        <text:p text:style-name="Preformatted_20_Text"><text:s text:c="4"/>METHOD_IFFT</text:p>
        <text:p text:style-name="Preformatted_20_Text">} type_method;</text:p>
        <text:p text:style-name="Preformatted_20_Text"/>
        <text:p text:style-name="Preformatted_20_Text">struct option_t {</text:p>
        <text:p text:style-name="Preformatted_20_Text"><text:s text:c="4"/>int has_arg;</text:p>
        <text:p text:style-name="Preformatted_20_Text"><text:s text:c="4"/>const char *short_name;</text:p>
        <text:p text:style-name="Preformatted_20_Text"><text:s text:c="4"/>const char *long_name;</text:p>
        <text:p text:style-name="Preformatted_20_Text"><text:s text:c="4"/>const char *def_value;</text:p>
        <text:p text:style-name="Preformatted_20_Text"><text:s text:c="4"/>void (*parse)(std::string const &amp;); // Puntero a funci�n de opciones</text:p>
        <text:p text:style-name="Preformatted_20_Text"><text:s text:c="4"/>int flags;</text:p>
        <text:p text:style-name="Preformatted_20_Text">};</text:p>
        <text:p text:style-name="Preformatted_20_Text"/>
        <text:p text:style-name="Preformatted_20_Text">class cmdline {</text:p>
        <text:p text:style-name="Preformatted_20_Text"/>
        <text:p text:style-name="Preformatted_20_Text"><text:s text:c="4"/>option_t *option_table;</text:p>
        <text:p text:style-name="Preformatted_20_Text"/>
        <text:p text:style-name="Preformatted_20_Text"><text:s text:c="4"/>cmdline();</text:p>
        <text:p text:style-name="Preformatted_20_Text"><text:s text:c="4"/>int do_long_opt(const char *, const char *);</text:p>
        <text:p text:style-name="Preformatted_20_Text"><text:s text:c="4"/>int do_short_opt(const char *, const char *);</text:p>
        <text:p text:style-name="Preformatted_20_Text">public:</text:p>
        <text:p text:style-name="Preformatted_20_Text"><text:s text:c="4"/>cmdline(option_t *);</text:p>
        <text:p text:style-name="Preformatted_20_Text"><text:s text:c="4"/>void parse(int, char * const []);</text:p>
        <text:p text:style-name="Preformatted_20_Text"><text:soft-page-break/>};</text:p>
        <text:p text:style-name="Preformatted_20_Text"/>
        <text:p text:style-name="Preformatted_20_Text">void opt_input(string const &amp;);</text:p>
        <text:p text:style-name="Preformatted_20_Text">void opt_output(string const &amp;);</text:p>
        <text:p text:style-name="Preformatted_20_Text">void opt_method(string const &amp;);</text:p>
        <text:p text:style-name="Preformatted_20_Text">void opt_help(string const &amp;);</text:p>
        <text:p text:style-name="Preformatted_20_Text">///////////////////////</text:p>
        <text:p text:style-name="Preformatted_20_Text">extern option_t options[];</text:p>
        <text:p text:style-name="Preformatted_20_Text"/>
        <text:p text:style-name="Preformatted_20_Text">extern type_method method;</text:p>
        <text:p text:style-name="Preformatted_20_Text">extern std::istream *iss; <text:s text:c="2"/>// Input Stream (clase para manejo de los flujos de entrada)</text:p>
        <text:p text:style-name="Preformatted_20_Text">extern std::ostream *oss; <text:s text:c="2"/>// Output Stream (clase para manejo de los flujos de salida)</text:p>
        <text:p text:style-name="Preformatted_20_Text">extern std::fstream ifs; <text:s text:c="7"/>// Input File Stream (derivada de la clase ifstream que deriva de istream para el manejo de archivos)</text:p>
        <text:p text:style-name="Preformatted_20_Text">extern std::fstream ofs; <text:s text:c="7"/>// Output File Stream (derivada de la clase ofstream que deriva de ostream para el manejo de archivos)</text:p>
        <text:p text:style-name="Preformatted_20_Text">////////////////////////////</text:p>
        <text:p text:style-name="Preformatted_20_Text">#endif</text:p>
      </text:section>
      <text:p text:style-name="P1"/>
      <text:p text:style-name="P2">cmdline.cpp</text:p>
      <text:section text:style-name="Sect1" text:name="Section2">
        <text:section-source xlink:href="../TP1ALGO2/cmdline.cpp"/>
        <text:p text:style-name="Preformatted_20_Text">#include "cmdline.h"</text:p>
        <text:p text:style-name="Preformatted_20_Text">#include "commands_MSG.h"</text:p>
        <text:p text:style-name="Preformatted_20_Text"/>
        <text:p text:style-name="Preformatted_20_Text">using namespace std;</text:p>
        <text:p text:style-name="Preformatted_20_Text"/>
        <text:p text:style-name="Preformatted_20_Text">cmdline::cmdline(){</text:p>
        <text:p text:style-name="Preformatted_20_Text">}</text:p>
        <text:p text:style-name="Preformatted_20_Text"/>
        <text:p text:style-name="Preformatted_20_Text">cmdline::cmdline(option_t *table) : option_table(table){</text:p>
        <text:p text:style-name="Preformatted_20_Text">}</text:p>
        <text:p text:style-name="Preformatted_20_Text"/>
        <text:p text:style-name="Preformatted_20_Text">void cmdline::parse(int argc, char * const argv[]){</text:p>
        <text:p text:style-name="Preformatted_20_Text"/>
        <text:p text:style-name="Preformatted_20_Text">#define END_OF_OPTIONS(p) ((p)-&gt;short_name == 0 &amp;&amp; (p)-&gt;long_name == 0 &amp;&amp; (p)-&gt;parse == 0)</text:p>
        <text:p text:style-name="Preformatted_20_Text"/>
        <text:p text:style-name="Preformatted_20_Text"><text:s text:c="4"/>for (option_t *op = option_table; !END_OF_OPTIONS(op); ++op)</text:p>
        <text:p text:style-name="Preformatted_20_Text"><text:s text:c="8"/>op-&gt;flags &amp;= ~OPT_SEEN;</text:p>
        <text:p text:style-name="Preformatted_20_Text"/>
        <text:p text:style-name="Preformatted_20_Text"><text:s text:c="4"/>for (int i = 1; i &lt; argc; ++i){</text:p>
        <text:p text:style-name="Preformatted_20_Text"><text:s text:c="8"/></text:p>
        <text:p text:style-name="Preformatted_20_Text"><text:s text:c="8"/>if (argv[i][0] != '-') </text:p>
        <text:p text:style-name="Preformatted_20_Text"><text:s text:c="8"/>{</text:p>
        <text:p text:style-name="Preformatted_20_Text"><text:s text:c="12"/>cerr &lt;&lt; ARGUMENTO_INVALIDO</text:p>
        <text:p text:style-name="Preformatted_20_Text"><text:s text:c="17"/>&lt;&lt; argv[i]</text:p>
        <text:p text:style-name="Preformatted_20_Text"><text:s text:c="17"/>&lt;&lt; endl;</text:p>
        <text:p text:style-name="Preformatted_20_Text"><text:s text:c="12"/>exit(1);</text:p>
        <text:p text:style-name="Preformatted_20_Text"><text:s text:c="8"/>}</text:p>
        <text:p text:style-name="Preformatted_20_Text"/>
        <text:p text:style-name="Preformatted_20_Text"><text:s text:c="8"/>if (argv[i][1] == '-'</text:p>
        <text:p text:style-name="Preformatted_20_Text"><text:s text:c="12"/>&amp;&amp; argv[i][2] == 0)</text:p>
        <text:p text:style-name="Preformatted_20_Text"><text:s text:c="12"/>break;</text:p>
        <text:p text:style-name="Preformatted_20_Text"/>
        <text:p text:style-name="Preformatted_20_Text"><text:s text:c="8"/>if (argv[i][1] == '-')</text:p>
        <text:p text:style-name="Preformatted_20_Text"><text:soft-page-break/><text:s text:c="12"/>i += do_long_opt(&amp;argv[i][2], argv[i + 1]);</text:p>
        <text:p text:style-name="Preformatted_20_Text"><text:s text:c="8"/>else</text:p>
        <text:p text:style-name="Preformatted_20_Text"><text:s text:c="12"/>i += do_short_opt(&amp;argv[i][1], argv[i + 1]);</text:p>
        <text:p text:style-name="Preformatted_20_Text"><text:s text:c="4"/>}</text:p>
        <text:p text:style-name="Preformatted_20_Text"/>
        <text:p text:style-name="Preformatted_20_Text"><text:s text:c="4"/>for (option_t *op = option_table; !END_OF_OPTIONS(op); ++op) {</text:p>
        <text:p text:style-name="Preformatted_20_Text">#define OPTION_NAME(op) (op-&gt;short_name ? op-&gt;short_name : op-&gt;long_name)</text:p>
        <text:p text:style-name="Preformatted_20_Text"><text:s text:c="8"/>if (op-&gt;flags &amp; OPT_SEEN)</text:p>
        <text:p text:style-name="Preformatted_20_Text"><text:s text:c="12"/>continue;</text:p>
        <text:p text:style-name="Preformatted_20_Text"><text:s text:c="8"/>if (op-&gt;flags &amp; OPT_MANDATORY) {</text:p>
        <text:p text:style-name="Preformatted_20_Text"><text:s text:c="12"/>cerr &lt;&lt; "Opcion obligatoria "</text:p>
        <text:p text:style-name="Preformatted_20_Text"><text:s text:c="17"/>&lt;&lt; "-"</text:p>
        <text:p text:style-name="Preformatted_20_Text"><text:s text:c="17"/>&lt;&lt; OPTION_NAME(op)</text:p>
        <text:p text:style-name="Preformatted_20_Text"><text:s text:c="17"/>&lt;&lt; " no ingresada."</text:p>
        <text:p text:style-name="Preformatted_20_Text"><text:s text:c="17"/>&lt;&lt; "\n";</text:p>
        <text:p text:style-name="Preformatted_20_Text"><text:s text:c="12"/>exit(1);</text:p>
        <text:p text:style-name="Preformatted_20_Text"><text:s text:c="8"/>}</text:p>
        <text:p text:style-name="Preformatted_20_Text"><text:s text:c="8"/>if (op-&gt;def_value == 0)</text:p>
        <text:p text:style-name="Preformatted_20_Text"><text:s text:c="12"/>continue;</text:p>
        <text:p text:style-name="Preformatted_20_Text"><text:s text:c="8"/>op-&gt;parse(string(op-&gt;def_value));</text:p>
        <text:p text:style-name="Preformatted_20_Text"><text:s text:c="4"/>}</text:p>
        <text:p text:style-name="Preformatted_20_Text">}</text:p>
        <text:p text:style-name="Preformatted_20_Text"/>
        <text:p text:style-name="Preformatted_20_Text">int cmdline::do_long_opt(const char *opt, const char *arg){</text:p>
        <text:p text:style-name="Preformatted_20_Text"/>
        <text:p text:style-name="Preformatted_20_Text"><text:s text:c="4"/>for (option_t *op = option_table; op-&gt;long_name != 0; ++op) {</text:p>
        <text:p text:style-name="Preformatted_20_Text"><text:s text:c="8"/>if (string(opt) == string(op-&gt;long_name)) {</text:p>
        <text:p text:style-name="Preformatted_20_Text"/>
        <text:p text:style-name="Preformatted_20_Text"><text:s text:c="12"/>op-&gt;flags |= OPT_SEEN;</text:p>
        <text:p text:style-name="Preformatted_20_Text"/>
        <text:p text:style-name="Preformatted_20_Text"><text:s text:c="12"/>if (op-&gt;has_arg) {</text:p>
        <text:p text:style-name="Preformatted_20_Text"/>
        <text:p text:style-name="Preformatted_20_Text"><text:s text:c="16"/>if (arg == 0) {</text:p>
        <text:p text:style-name="Preformatted_20_Text"><text:s text:c="20"/>cerr &lt;&lt; FALTA_ARGUMENTO</text:p>
        <text:p text:style-name="Preformatted_20_Text"><text:s text:c="25"/>&lt;&lt; "--"</text:p>
        <text:p text:style-name="Preformatted_20_Text"><text:s text:c="25"/>&lt;&lt; opt</text:p>
        <text:p text:style-name="Preformatted_20_Text"><text:s text:c="25"/>&lt;&lt; "\n";</text:p>
        <text:p text:style-name="Preformatted_20_Text"><text:s text:c="20"/>exit(1);</text:p>
        <text:p text:style-name="Preformatted_20_Text"><text:s text:c="16"/>}</text:p>
        <text:p text:style-name="Preformatted_20_Text"><text:s text:c="16"/>op-&gt;parse(string(arg));</text:p>
        <text:p text:style-name="Preformatted_20_Text"><text:s text:c="16"/>return 1;</text:p>
        <text:p text:style-name="Preformatted_20_Text"><text:s text:c="12"/>} else {</text:p>
        <text:p text:style-name="Preformatted_20_Text"/>
        <text:p text:style-name="Preformatted_20_Text"><text:s text:c="16"/>op-&gt;parse(string(""));</text:p>
        <text:p text:style-name="Preformatted_20_Text"><text:s text:c="16"/>return 0;</text:p>
        <text:p text:style-name="Preformatted_20_Text"><text:s text:c="12"/>}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cerr &lt;&lt; OPCION_DESCONOCIDA &lt;&lt; "--" &lt;&lt; opt &lt;&lt; "." &lt;&lt; endl;</text:p>
        <text:p text:style-name="Preformatted_20_Text"><text:s text:c="4"/>exit(1);</text:p>
        <text:p text:style-name="Preformatted_20_Text"/>
        <text:p text:style-name="Preformatted_20_Text"><text:s text:c="4"/>return -1;</text:p>
        <text:p text:style-name="Preformatted_20_Text">}</text:p>
        <text:p text:style-name="Preformatted_20_Text"/>
        <text:p text:style-name="Preformatted_20_Text">int cmdline::do_short_opt(const char *opt, const char *arg){</text:p>
        <text:p text:style-name="Preformatted_20_Text"/>
        <text:p text:style-name="Preformatted_20_Text"><text:soft-page-break/><text:s text:c="4"/>option_t *op;</text:p>
        <text:p text:style-name="Preformatted_20_Text"/>
        <text:p text:style-name="Preformatted_20_Text"><text:s text:c="4"/>for (op = option_table; op-&gt;short_name != 0; ++op) {</text:p>
        <text:p text:style-name="Preformatted_20_Text"><text:s text:c="8"/>if (string(opt) == string(op-&gt;short_name)) {</text:p>
        <text:p text:style-name="Preformatted_20_Text"/>
        <text:p text:style-name="Preformatted_20_Text"><text:s text:c="12"/>op-&gt;flags |= OPT_SEEN;</text:p>
        <text:p text:style-name="Preformatted_20_Text"/>
        <text:p text:style-name="Preformatted_20_Text"><text:s text:c="12"/>if (op-&gt;has_arg) {</text:p>
        <text:p text:style-name="Preformatted_20_Text"/>
        <text:p text:style-name="Preformatted_20_Text"><text:s text:c="16"/>if (arg == 0) {</text:p>
        <text:p text:style-name="Preformatted_20_Text"><text:s text:c="20"/>cerr &lt;&lt; FALTA_ARGUMENTO</text:p>
        <text:p text:style-name="Preformatted_20_Text"><text:s text:c="25"/>&lt;&lt; "-"</text:p>
        <text:p text:style-name="Preformatted_20_Text"><text:s text:c="25"/>&lt;&lt; opt</text:p>
        <text:p text:style-name="Preformatted_20_Text"><text:s text:c="25"/>&lt;&lt; "\n";</text:p>
        <text:p text:style-name="Preformatted_20_Text"><text:s text:c="20"/>exit(1);</text:p>
        <text:p text:style-name="Preformatted_20_Text"><text:s text:c="16"/>}</text:p>
        <text:p text:style-name="Preformatted_20_Text"><text:s text:c="16"/>op-&gt;parse(string(arg));</text:p>
        <text:p text:style-name="Preformatted_20_Text"><text:s text:c="16"/>return 1;</text:p>
        <text:p text:style-name="Preformatted_20_Text"><text:s text:c="12"/>} else {</text:p>
        <text:p text:style-name="Preformatted_20_Text"/>
        <text:p text:style-name="Preformatted_20_Text"><text:s text:c="16"/>op-&gt;parse(string(""));</text:p>
        <text:p text:style-name="Preformatted_20_Text"><text:s text:c="16"/>return 0;</text:p>
        <text:p text:style-name="Preformatted_20_Text"><text:s text:c="12"/>}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cerr &lt;&lt; OPCION_DESCONOCIDA</text:p>
        <text:p text:style-name="Preformatted_20_Text"><text:s text:c="9"/>&lt;&lt; "-"</text:p>
        <text:p text:style-name="Preformatted_20_Text"><text:s text:c="9"/>&lt;&lt; opt</text:p>
        <text:p text:style-name="Preformatted_20_Text"><text:s text:c="9"/>&lt;&lt; "."</text:p>
        <text:p text:style-name="Preformatted_20_Text"><text:s text:c="9"/>&lt;&lt; endl;</text:p>
        <text:p text:style-name="Preformatted_20_Text"><text:s text:c="4"/>exit(1);</text:p>
        <text:p text:style-name="Preformatted_20_Text"/>
        <text:p text:style-name="Preformatted_20_Text"><text:s text:c="4"/>return -1;</text:p>
        <text:p text:style-name="Preformatted_20_Text">}</text:p>
        <text:p text:style-name="Preformatted_20_Text"/>
        <text:p text:style-name="Preformatted_20_Text">void opt_input(string const &amp;arg){</text:p>
        <text:p text:style-name="Preformatted_20_Text"/>
        <text:p text:style-name="Preformatted_20_Text"><text:s text:c="4"/>// Si el nombre del archivos es "-", usaremos la entrada</text:p>
        <text:p text:style-name="Preformatted_20_Text"><text:s text:c="4"/>// estándar. De lo contrario, abrimos un archivo en modo</text:p>
        <text:p text:style-name="Preformatted_20_Text"><text:s text:c="4"/>// de lectura.</text:p>
        <text:p text:style-name="Preformatted_20_Text"><text:s text:c="4"/>//</text:p>
        <text:p text:style-name="Preformatted_20_Text"><text:s text:c="4"/>if (arg == "-") {</text:p>
        <text:p text:style-name="Preformatted_20_Text"><text:s text:c="8"/>iss = &amp;cin; <text:s text:c="4"/>// Establezco la entrada estandar cin como flujo de entrada</text:p>
        <text:p text:style-name="Preformatted_20_Text"><text:s text:c="4"/>}</text:p>
        <text:p text:style-name="Preformatted_20_Text"><text:s text:c="4"/>else {</text:p>
        <text:p text:style-name="Preformatted_20_Text"><text:s text:c="8"/>ifs.open(arg.c_str(), ios::in); // c_str(): Returns a pointer to an array that contains a null-terminated</text:p>
        <text:p text:style-name="Preformatted_20_Text"><text:s text:c="40"/>// sequence of characters (i.e., a C-string) representing</text:p>
        <text:p text:style-name="Preformatted_20_Text"><text:s text:c="40"/>// the current value of the string object.</text:p>
        <text:p text:style-name="Preformatted_20_Text"><text:s text:c="8"/>iss = &amp;ifs;</text:p>
        <text:p text:style-name="Preformatted_20_Text"><text:s text:c="4"/>}</text:p>
        <text:p text:style-name="Preformatted_20_Text"/>
        <text:p text:style-name="Preformatted_20_Text"><text:s text:c="4"/>// Verificamos que el stream este OK.</text:p>
        <text:p text:style-name="Preformatted_20_Text"><text:s text:c="4"/>//</text:p>
        <text:p text:style-name="Preformatted_20_Text"><text:s text:c="4"/>if (!iss-&gt;good()) {</text:p>
        <text:p text:style-name="Preformatted_20_Text"><text:soft-page-break/><text:s text:c="8"/>cerr &lt;&lt; FALLO_ABRIR</text:p>
        <text:p text:style-name="Preformatted_20_Text"><text:s text:c="13"/>&lt;&lt; arg</text:p>
        <text:p text:style-name="Preformatted_20_Text"><text:s text:c="13"/>&lt;&lt; "."</text:p>
        <text:p text:style-name="Preformatted_20_Text"><text:s text:c="13"/>&lt;&lt; endl;</text:p>
        <text:p text:style-name="Preformatted_20_Text"><text:s text:c="8"/>exit(1)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opt_output(string const &amp;arg){</text:p>
        <text:p text:style-name="Preformatted_20_Text"/>
        <text:p text:style-name="Preformatted_20_Text"><text:s text:c="4"/>// Si el nombre del archivos es "-", usaremos la salida</text:p>
        <text:p text:style-name="Preformatted_20_Text"><text:s text:c="4"/>// estándar. De lo contrario, abrimos un archivo en modo</text:p>
        <text:p text:style-name="Preformatted_20_Text"><text:s text:c="4"/>// de escritura.</text:p>
        <text:p text:style-name="Preformatted_20_Text"><text:s text:c="4"/>//</text:p>
        <text:p text:style-name="Preformatted_20_Text"><text:s text:c="4"/>if (arg == "-") {</text:p>
        <text:p text:style-name="Preformatted_20_Text"><text:s text:c="8"/>oss = &amp;cout; <text:s text:c="3"/>// Establezco la salida estandar cout como flujo de salida</text:p>
        <text:p text:style-name="Preformatted_20_Text"><text:s text:c="4"/>} else {</text:p>
        <text:p text:style-name="Preformatted_20_Text"><text:s text:c="8"/>ofs.open(arg.c_str(), ios::out);</text:p>
        <text:p text:style-name="Preformatted_20_Text"><text:s text:c="16"/>//printf("Prueba\n");</text:p>
        <text:p text:style-name="Preformatted_20_Text"/>
        <text:p text:style-name="Preformatted_20_Text"><text:s text:c="8"/>oss = &amp;ofs;</text:p>
        <text:p text:style-name="Preformatted_20_Text"><text:s text:c="4"/>}</text:p>
        <text:p text:style-name="Preformatted_20_Text"/>
        <text:p text:style-name="Preformatted_20_Text"><text:s text:c="4"/>// Verificamos que el stream este OK.</text:p>
        <text:p text:style-name="Preformatted_20_Text"><text:s text:c="4"/>//</text:p>
        <text:p text:style-name="Preformatted_20_Text"><text:s text:c="4"/>if (!oss-&gt;good()) {</text:p>
        <text:p text:style-name="Preformatted_20_Text"><text:s text:c="8"/>cerr &lt;&lt; "cannot open "</text:p>
        <text:p text:style-name="Preformatted_20_Text"><text:s text:c="13"/>&lt;&lt; arg</text:p>
        <text:p text:style-name="Preformatted_20_Text"><text:s text:c="13"/>&lt;&lt; "."</text:p>
        <text:p text:style-name="Preformatted_20_Text"><text:s text:c="13"/>&lt;&lt; endl;</text:p>
        <text:p text:style-name="Preformatted_20_Text"><text:s text:c="8"/>exit(1); <text:s text:c="7"/>// EXIT: Terminación del programa en su totalidad</text:p>
        <text:p text:style-name="Preformatted_20_Text"><text:s text:c="4"/>}</text:p>
        <text:p text:style-name="Preformatted_20_Text">}</text:p>
        <text:p text:style-name="Preformatted_20_Text"/>
        <text:p text:style-name="Preformatted_20_Text">void opt_method(string const &amp;arg){</text:p>
        <text:p text:style-name="Preformatted_20_Text"/>
        <text:p text:style-name="Preformatted_20_Text"><text:s text:c="4"/>if(arg.compare(IDFT)==0)</text:p>
        <text:p text:style-name="Preformatted_20_Text"><text:s text:c="8"/>method=METHOD_IDFT;</text:p>
        <text:p text:style-name="Preformatted_20_Text"><text:s text:c="4"/>else if (arg.compare(FFT)==0)</text:p>
        <text:p text:style-name="Preformatted_20_Text"><text:s text:c="8"/>method=METHOD_FFT;</text:p>
        <text:p text:style-name="Preformatted_20_Text"><text:s text:c="4"/>else if (arg.compare(IFFT)==0)</text:p>
        <text:p text:style-name="Preformatted_20_Text"><text:s text:c="8"/>method=METHOD_IFFT;</text:p>
        <text:p text:style-name="Preformatted_20_Text"><text:s text:c="4"/>else if (arg.compare(DFT)!=0 &amp;&amp; arg.compare("-")!=0) {</text:p>
        <text:p text:style-name="Preformatted_20_Text"><text:s text:c="8"/>cout&lt;&lt;METODO_INVALIDO&lt;&lt;endl;</text:p>
        <text:p text:style-name="Preformatted_20_Text"><text:s text:c="8"/>exit(1);</text:p>
        <text:p text:style-name="Preformatted_20_Text"><text:s text:c="4"/>}</text:p>
        <text:p text:style-name="Preformatted_20_Text">}</text:p>
        <text:p text:style-name="Preformatted_20_Text"/>
        <text:p text:style-name="Preformatted_20_Text">void opt_help(string const &amp;arg){</text:p>
        <text:p text:style-name="Preformatted_20_Text"><text:s text:c="4"/></text:p>
        <text:p text:style-name="Preformatted_20_Text"><text:s text:c="4"/>cout &lt;&lt; MSJ_AYUDA &lt;&lt; endl;</text:p>
        <text:p text:style-name="Preformatted_20_Text"><text:s text:c="4"/>exit(0);</text:p>
        <text:p text:style-name="Preformatted_20_Text">}</text:p>
      </text:section>
      <text:p text:style-name="P1"/>
      <text:p text:style-name="P2">commands_MSG.h</text:p>
      <text:section text:style-name="Sect1" text:name="Section3">
        <text:section-source xlink:href="../TP1ALGO2/commands_MSG.h"/>
        <text:p text:style-name="Preformatted_20_Text">#ifndef COMMANDS_MSG_H</text:p>
        <text:p text:style-name="Preformatted_20_Text"><text:soft-page-break/>#define COMMANDS_MSG_H</text:p>
        <text:p text:style-name="Preformatted_20_Text"/>
        <text:p text:style-name="Preformatted_20_Text">#define ARGUMENTO_INVALIDO "Argumento no válido: "</text:p>
        <text:p text:style-name="Preformatted_20_Text">#define FALTA_ARGUMENTO "La opción requiere argumento: " </text:p>
        <text:p text:style-name="Preformatted_20_Text">#define OPCION_DESCONOCIDA "Opción desconocida: "</text:p>
        <text:p text:style-name="Preformatted_20_Text">#define FALLO_ABRIR "No se pudo abrir: "</text:p>
        <text:p text:style-name="Preformatted_20_Text">#define METODO_INVALIDO "Argumento no válido para -m/--method"</text:p>
        <text:p text:style-name="Preformatted_20_Text">#define MSJ_AYUDA "Los argumentos del programa son:\n\t-i/--infile [ARCHIVO] En caso de no especificar uno, CIN está por defecto.\n\t-o/--output [ARCHIVO] En caso de no especificar uno, COUT está por defecto.\n\t-m/--method Los posibles son \"dft\" y \"idft\". En caso de no especificar uno o de ingresar \"-\" se tomará por defecto a dft.\n\t-h/--help Muestra la ayuda por pantalla."</text:p>
        <text:p text:style-name="Preformatted_20_Text"/>
        <text:p text:style-name="Preformatted_20_Text">#endif</text:p>
      </text:section>
      <text:p text:style-name="P1"/>
      <text:p text:style-name="P2">complejo.h</text:p>
      <text:p text:style-name="P1"/>
      <text:section text:style-name="Sect1" text:name="Section4">
        <text:section-source xlink:href="../TP1ALGO2/complejo.h"/>
        <text:p text:style-name="Preformatted_20_Text">#ifndef _COMPLEJO_H_INCLUDED_</text:p>
        <text:p text:style-name="Preformatted_20_Text">#define _COMPLEJO_H_INCLUDED_</text:p>
        <text:p text:style-name="Preformatted_20_Text"/>
        <text:p text:style-name="Preformatted_20_Text">#include &lt;iostream&gt;</text:p>
        <text:p text:style-name="Preformatted_20_Text"/>
        <text:p text:style-name="Preformatted_20_Text">class complejo {</text:p>
        <text:p text:style-name="Preformatted_20_Text"><text:s text:c="4"/>double re_, im_;</text:p>
        <text:p text:style-name="Preformatted_20_Text">public:</text:p>
        <text:p text:style-name="Preformatted_20_Text"><text:s text:c="4"/>complejo();</text:p>
        <text:p text:style-name="Preformatted_20_Text"><text:s text:c="4"/>complejo(double);</text:p>
        <text:p text:style-name="Preformatted_20_Text"><text:s text:c="4"/>complejo(double, double);</text:p>
        <text:p text:style-name="Preformatted_20_Text"><text:s text:c="4"/>complejo(const complejo &amp;);</text:p>
        <text:p text:style-name="Preformatted_20_Text"><text:s text:c="4"/>complejo const &amp;operator=(complejo const &amp;);</text:p>
        <text:p text:style-name="Preformatted_20_Text"><text:s text:c="4"/>complejo const &amp;operator*=(complejo const &amp;);</text:p>
        <text:p text:style-name="Preformatted_20_Text"><text:s text:c="4"/>complejo const &amp;operator+=(complejo const &amp;);</text:p>
        <text:p text:style-name="Preformatted_20_Text"><text:s text:c="4"/>complejo const &amp;operator-=(complejo const &amp;);</text:p>
        <text:p text:style-name="Preformatted_20_Text"><text:s text:c="4"/>~complejo();</text:p>
        <text:p text:style-name="Preformatted_20_Text"/>
        <text:p text:style-name="Preformatted_20_Text"><text:s text:c="4"/>void set_re(double x);</text:p>
        <text:p text:style-name="Preformatted_20_Text"><text:s text:c="4"/>void set_im(double x);</text:p>
        <text:p text:style-name="Preformatted_20_Text"><text:s text:c="4"/></text:p>
        <text:p text:style-name="Preformatted_20_Text"><text:s text:c="4"/>double re() const;</text:p>
        <text:p text:style-name="Preformatted_20_Text"><text:s text:c="4"/>double im() const;</text:p>
        <text:p text:style-name="Preformatted_20_Text"><text:s text:c="4"/>double abs() const;</text:p>
        <text:p text:style-name="Preformatted_20_Text"><text:s text:c="4"/>double abs2() const;</text:p>
        <text:p text:style-name="Preformatted_20_Text"><text:s text:c="4"/>complejo const &amp;conjugar();</text:p>
        <text:p text:style-name="Preformatted_20_Text"><text:s text:c="4"/>complejo const conjugado() const;</text:p>
        <text:p text:style-name="Preformatted_20_Text"><text:s text:c="4"/>bool zero() const;</text:p>
        <text:p text:style-name="Preformatted_20_Text"/>
        <text:p text:style-name="Preformatted_20_Text"><text:s text:c="4"/>friend complejo const operator+(complejo const &amp;, complejo const &amp;);</text:p>
        <text:p text:style-name="Preformatted_20_Text"><text:s text:c="4"/>friend complejo const operator-(complejo const &amp;, complejo const &amp;);</text:p>
        <text:p text:style-name="Preformatted_20_Text"><text:s text:c="4"/>friend complejo const operator*(complejo const &amp;, complejo const &amp;);</text:p>
        <text:p text:style-name="Preformatted_20_Text"><text:s text:c="4"/>friend complejo const operator*(complejo const &amp;, double);</text:p>
        <text:p text:style-name="Preformatted_20_Text"><text:s text:c="4"/>friend complejo const operator/(complejo const &amp;, complejo const &amp;);</text:p>
        <text:p text:style-name="Preformatted_20_Text"><text:s text:c="4"/>friend complejo const operator/(complejo const &amp;, double);</text:p>
        <text:p text:style-name="Preformatted_20_Text"/>
        <text:p text:style-name="Preformatted_20_Text"><text:s text:c="4"/>friend bool operator==(complejo const &amp;, double);</text:p>
        <text:p text:style-name="Preformatted_20_Text"><text:s text:c="4"/>friend bool operator==(complejo const &amp;, complejo const &amp;);</text:p>
        <text:p text:style-name="Preformatted_20_Text"/>
        <text:p text:style-name="Preformatted_20_Text"><text:soft-page-break/><text:s text:c="4"/>friend std::ostream &amp;operator&lt;&lt;(std::ostream &amp;, const complejo &amp;);</text:p>
        <text:p text:style-name="Preformatted_20_Text"><text:s text:c="4"/>friend std::istream &amp;operator&gt;&gt;(std::istream &amp;, complejo &amp;);</text:p>
        <text:p text:style-name="Preformatted_20_Text">};</text:p>
        <text:p text:style-name="Preformatted_20_Text"/>
        <text:p text:style-name="Preformatted_20_Text">#endif</text:p>
      </text:section>
      <text:p text:style-name="P1"/>
      <text:p text:style-name="P2">complejo.cpp</text:p>
      <text:section text:style-name="Sect1" text:name="Section5">
        <text:section-source xlink:href="../TP1ALGO2/complejo.cpp"/>
        <text:p text:style-name="Preformatted_20_Text">#include "complejo.h"</text:p>
        <text:p text:style-name="Preformatted_20_Text">#include &lt;iostream&gt;</text:p>
        <text:p text:style-name="Preformatted_20_Text">#include &lt;cmath&gt;</text:p>
        <text:p text:style-name="Preformatted_20_Text"/>
        <text:p text:style-name="Preformatted_20_Text">using namespace std;</text:p>
        <text:p text:style-name="Preformatted_20_Text"/>
        <text:p text:style-name="Preformatted_20_Text">complejo::complejo() : re_(0), im_(0)</text:p>
        <text:p text:style-name="Preformatted_20_Text">{</text:p>
        <text:p text:style-name="Preformatted_20_Text">}</text:p>
        <text:p text:style-name="Preformatted_20_Text"/>
        <text:p text:style-name="Preformatted_20_Text">complejo::complejo(double r) : re_(r), im_(0)</text:p>
        <text:p text:style-name="Preformatted_20_Text">{</text:p>
        <text:p text:style-name="Preformatted_20_Text">}</text:p>
        <text:p text:style-name="Preformatted_20_Text"/>
        <text:p text:style-name="Preformatted_20_Text">complejo::complejo(double r, double i) : re_(r), im_(i)</text:p>
        <text:p text:style-name="Preformatted_20_Text">{</text:p>
        <text:p text:style-name="Preformatted_20_Text">}</text:p>
        <text:p text:style-name="Preformatted_20_Text"/>
        <text:p text:style-name="Preformatted_20_Text">complejo::complejo(complejo const &amp;c) : re_(c.re_), im_(c.im_)</text:p>
        <text:p text:style-name="Preformatted_20_Text">{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=(complejo const &amp;c)</text:p>
        <text:p text:style-name="Preformatted_20_Text">{</text:p>
        <text:p text:style-name="Preformatted_20_Text"><text:s text:c="4"/>re_ = c.re_;</text:p>
        <text:p text:style-name="Preformatted_20_Text"><text:s text:c="4"/>im_ = c.im_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*=(complejo const &amp;c)</text:p>
        <text:p text:style-name="Preformatted_20_Text">{</text:p>
        <text:p text:style-name="Preformatted_20_Text"><text:s text:c="4"/>double re = re_ * c.re_</text:p>
        <text:p text:style-name="Preformatted_20_Text"><text:s text:c="13"/>- im_ * c.im_;</text:p>
        <text:p text:style-name="Preformatted_20_Text"><text:s text:c="4"/>double im = re_ * c.im_</text:p>
        <text:p text:style-name="Preformatted_20_Text"><text:s text:c="13"/>+ im_ * c.re_;</text:p>
        <text:p text:style-name="Preformatted_20_Text"><text:s text:c="4"/>re_ = re, im_ = im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operator+=(complejo const &amp;c)</text:p>
        <text:p text:style-name="Preformatted_20_Text">{</text:p>
        <text:p text:style-name="Preformatted_20_Text"><text:s text:c="4"/>double re = re_ + c.re_;</text:p>
        <text:p text:style-name="Preformatted_20_Text"><text:s text:c="4"/>double im = im_ + c.im_;</text:p>
        <text:p text:style-name="Preformatted_20_Text"><text:s text:c="4"/>re_ = re, im_ = im;</text:p>
        <text:p text:style-name="Preformatted_20_Text"><text:s text:c="4"/>return *this;</text:p>
        <text:p text:style-name="Preformatted_20_Text">}</text:p>
        <text:p text:style-name="Preformatted_20_Text"><text:soft-page-break/></text:p>
        <text:p text:style-name="Preformatted_20_Text">complejo const &amp;</text:p>
        <text:p text:style-name="Preformatted_20_Text">complejo::operator-=(complejo const &amp;c)</text:p>
        <text:p text:style-name="Preformatted_20_Text">{</text:p>
        <text:p text:style-name="Preformatted_20_Text"><text:s text:c="4"/>double re = re_ - c.re_;</text:p>
        <text:p text:style-name="Preformatted_20_Text"><text:s text:c="4"/>double im = im_ - c.im_;</text:p>
        <text:p text:style-name="Preformatted_20_Text"><text:s text:c="4"/>re_ = re, im_ = im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::~complejo()</text:p>
        <text:p text:style-name="Preformatted_20_Text">{</text:p>
        <text:p text:style-name="Preformatted_20_Text">}</text:p>
        <text:p text:style-name="Preformatted_20_Text"/>
        <text:p text:style-name="Preformatted_20_Text">void complejo::set_re(double x)</text:p>
        <text:p text:style-name="Preformatted_20_Text">{</text:p>
        <text:p text:style-name="Preformatted_20_Text"><text:s text:c="4"/>re_=x;</text:p>
        <text:p text:style-name="Preformatted_20_Text">}</text:p>
        <text:p text:style-name="Preformatted_20_Text"/>
        <text:p text:style-name="Preformatted_20_Text">void complejo::set_im(double x)</text:p>
        <text:p text:style-name="Preformatted_20_Text">{</text:p>
        <text:p text:style-name="Preformatted_20_Text"><text:s text:c="4"/>im_=x;</text:p>
        <text:p text:style-name="Preformatted_20_Text">}</text:p>
        <text:p text:style-name="Preformatted_20_Text"/>
        <text:p text:style-name="Preformatted_20_Text">double</text:p>
        <text:p text:style-name="Preformatted_20_Text">complejo::re() const</text:p>
        <text:p text:style-name="Preformatted_20_Text">{</text:p>
        <text:p text:style-name="Preformatted_20_Text"><text:s text:c="4"/>return re_;</text:p>
        <text:p text:style-name="Preformatted_20_Text">}</text:p>
        <text:p text:style-name="Preformatted_20_Text"/>
        <text:p text:style-name="Preformatted_20_Text">double complejo::im() const</text:p>
        <text:p text:style-name="Preformatted_20_Text">{</text:p>
        <text:p text:style-name="Preformatted_20_Text"><text:s text:c="4"/>return im_;</text:p>
        <text:p text:style-name="Preformatted_20_Text">}</text:p>
        <text:p text:style-name="Preformatted_20_Text"/>
        <text:p text:style-name="Preformatted_20_Text">double</text:p>
        <text:p text:style-name="Preformatted_20_Text">complejo::abs() const</text:p>
        <text:p text:style-name="Preformatted_20_Text">{</text:p>
        <text:p text:style-name="Preformatted_20_Text"><text:s text:c="4"/>return std::sqrt(re_ * re_ + im_ * im_);</text:p>
        <text:p text:style-name="Preformatted_20_Text">}</text:p>
        <text:p text:style-name="Preformatted_20_Text"/>
        <text:p text:style-name="Preformatted_20_Text">double</text:p>
        <text:p text:style-name="Preformatted_20_Text">complejo::abs2() const</text:p>
        <text:p text:style-name="Preformatted_20_Text">{</text:p>
        <text:p text:style-name="Preformatted_20_Text"><text:s text:c="4"/>return re_ * re_ + im_ * im_;</text:p>
        <text:p text:style-name="Preformatted_20_Text">}</text:p>
        <text:p text:style-name="Preformatted_20_Text"/>
        <text:p text:style-name="Preformatted_20_Text">complejo const &amp;</text:p>
        <text:p text:style-name="Preformatted_20_Text">complejo::conjugar()</text:p>
        <text:p text:style-name="Preformatted_20_Text">{</text:p>
        <text:p text:style-name="Preformatted_20_Text"><text:s text:c="4"/>im_*= -1;</text:p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const</text:p>
        <text:p text:style-name="Preformatted_20_Text">complejo::conjugado() const</text:p>
        <text:p text:style-name="Preformatted_20_Text">{</text:p>
        <text:p text:style-name="Preformatted_20_Text"><text:soft-page-break/><text:s text:c="4"/>return complejo(re_, -im_);</text:p>
        <text:p text:style-name="Preformatted_20_Text">}</text:p>
        <text:p text:style-name="Preformatted_20_Text"/>
        <text:p text:style-name="Preformatted_20_Text">bool</text:p>
        <text:p text:style-name="Preformatted_20_Text">complejo::zero() const</text:p>
        <text:p text:style-name="Preformatted_20_Text">{</text:p>
        <text:p text:style-name="Preformatted_20_Text">#define ZERO(x) ((x) == +0.0 &amp;&amp; (x) == -0.0)</text:p>
        <text:p text:style-name="Preformatted_20_Text"><text:s text:c="4"/>return ZERO(re_) &amp;&amp; ZERO(im_) ? true : false;</text:p>
        <text:p text:style-name="Preformatted_20_Text">}</text:p>
        <text:p text:style-name="Preformatted_20_Text"/>
        <text:p text:style-name="Preformatted_20_Text">complejo const</text:p>
        <text:p text:style-name="Preformatted_20_Text">operator+(complejo const &amp;x, complejo const &amp;y)</text:p>
        <text:p text:style-name="Preformatted_20_Text">{</text:p>
        <text:p text:style-name="Preformatted_20_Text"><text:s text:c="4"/>complejo z(x.re_ + y.re_, x.im_ + y.im_);</text:p>
        <text:p text:style-name="Preformatted_20_Text"><text:s text:c="4"/>return z;</text:p>
        <text:p text:style-name="Preformatted_20_Text">}</text:p>
        <text:p text:style-name="Preformatted_20_Text"/>
        <text:p text:style-name="Preformatted_20_Text">complejo const</text:p>
        <text:p text:style-name="Preformatted_20_Text">operator-(complejo const &amp;x, complejo const &amp;y)</text:p>
        <text:p text:style-name="Preformatted_20_Text">{</text:p>
        <text:p text:style-name="Preformatted_20_Text"><text:s text:c="4"/>complejo r(x.re_ - y.re_, x.im_ - y.im_);</text:p>
        <text:p text:style-name="Preformatted_20_Text"><text:s text:c="4"/>return r;</text:p>
        <text:p text:style-name="Preformatted_20_Text">}</text:p>
        <text:p text:style-name="Preformatted_20_Text"/>
        <text:p text:style-name="Preformatted_20_Text">complejo const</text:p>
        <text:p text:style-name="Preformatted_20_Text">operator*(complejo const &amp;x, complejo const &amp;y)</text:p>
        <text:p text:style-name="Preformatted_20_Text">{</text:p>
        <text:p text:style-name="Preformatted_20_Text"><text:s text:c="4"/>complejo r(x.re_ * y.re_ - x.im_ * y.im_,</text:p>
        <text:p text:style-name="Preformatted_20_Text"><text:s text:c="14"/>x.re_ * y.im_ + x.im_ * y.re_);</text:p>
        <text:p text:style-name="Preformatted_20_Text"><text:s text:c="4"/>return r;</text:p>
        <text:p text:style-name="Preformatted_20_Text">}</text:p>
        <text:p text:style-name="Preformatted_20_Text"/>
        <text:p text:style-name="Preformatted_20_Text">complejo const</text:p>
        <text:p text:style-name="Preformatted_20_Text">operator*(complejo const &amp;x, double k)</text:p>
        <text:p text:style-name="Preformatted_20_Text">{</text:p>
        <text:p text:style-name="Preformatted_20_Text"><text:s text:c="4"/>complejo r(x.re() * k, x.im() * k);</text:p>
        <text:p text:style-name="Preformatted_20_Text"><text:s text:c="4"/>return r;</text:p>
        <text:p text:style-name="Preformatted_20_Text">}</text:p>
        <text:p text:style-name="Preformatted_20_Text"/>
        <text:p text:style-name="Preformatted_20_Text">complejo const</text:p>
        <text:p text:style-name="Preformatted_20_Text">operator/(complejo const &amp;x, complejo const &amp;y)</text:p>
        <text:p text:style-name="Preformatted_20_Text">{</text:p>
        <text:p text:style-name="Preformatted_20_Text"><text:s text:c="4"/>return x * y.conjugado() / y.abs2();</text:p>
        <text:p text:style-name="Preformatted_20_Text">}</text:p>
        <text:p text:style-name="Preformatted_20_Text"/>
        <text:p text:style-name="Preformatted_20_Text">complejo const</text:p>
        <text:p text:style-name="Preformatted_20_Text">operator/(complejo const &amp;c, double f)</text:p>
        <text:p text:style-name="Preformatted_20_Text">{</text:p>
        <text:p text:style-name="Preformatted_20_Text"><text:s text:c="4"/>return complejo(c.re_ / f, c.im_ / f);</text:p>
        <text:p text:style-name="Preformatted_20_Text">}</text:p>
        <text:p text:style-name="Preformatted_20_Text"/>
        <text:p text:style-name="Preformatted_20_Text">bool</text:p>
        <text:p text:style-name="Preformatted_20_Text">operator==(complejo const &amp;c, double f)</text:p>
        <text:p text:style-name="Preformatted_20_Text">{</text:p>
        <text:p text:style-name="Preformatted_20_Text"><text:s text:c="4"/>bool b = (c.im_ != 0 || c.re_ != f) ? false : true;</text:p>
        <text:p text:style-name="Preformatted_20_Text"><text:s text:c="4"/>return b;</text:p>
        <text:p text:style-name="Preformatted_20_Text">}</text:p>
        <text:p text:style-name="Preformatted_20_Text"><text:soft-page-break/></text:p>
        <text:p text:style-name="Preformatted_20_Text">bool</text:p>
        <text:p text:style-name="Preformatted_20_Text">operator==(complejo const &amp;x, complejo const &amp;y)</text:p>
        <text:p text:style-name="Preformatted_20_Text">{</text:p>
        <text:p text:style-name="Preformatted_20_Text"><text:s text:c="4"/>bool b = (x.re_ != y.re_ || x.im_ != y.im_) ? false : true;</text:p>
        <text:p text:style-name="Preformatted_20_Text"><text:s text:c="4"/>return b;</text:p>
        <text:p text:style-name="Preformatted_20_Text">}</text:p>
        <text:p text:style-name="Preformatted_20_Text"/>
        <text:p text:style-name="Preformatted_20_Text">ostream &amp;</text:p>
        <text:p text:style-name="Preformatted_20_Text">operator&lt;&lt;(ostream &amp;os, const complejo &amp;c)</text:p>
        <text:p text:style-name="Preformatted_20_Text">{</text:p>
        <text:p text:style-name="Preformatted_20_Text"><text:s text:c="4"/>return os &lt;&lt; "(" </text:p>
        <text:p text:style-name="Preformatted_20_Text"><text:s text:c="14"/>&lt;&lt; c.re_</text:p>
        <text:p text:style-name="Preformatted_20_Text"><text:s text:c="14"/>&lt;&lt; ", " </text:p>
        <text:p text:style-name="Preformatted_20_Text"><text:s text:c="14"/>&lt;&lt; c.im_</text:p>
        <text:p text:style-name="Preformatted_20_Text"><text:s text:c="14"/>&lt;&lt; ")";</text:p>
        <text:p text:style-name="Preformatted_20_Text">}</text:p>
        <text:p text:style-name="Preformatted_20_Text"/>
        <text:p text:style-name="Preformatted_20_Text">istream &amp;</text:p>
        <text:p text:style-name="Preformatted_20_Text">operator&gt;&gt;(istream &amp;is, complejo &amp;c)</text:p>
        <text:p text:style-name="Preformatted_20_Text">{</text:p>
        <text:p text:style-name="Preformatted_20_Text"><text:s text:c="4"/>int good = false;</text:p>
        <text:p text:style-name="Preformatted_20_Text"><text:s text:c="4"/>int bad <text:s/>= false;</text:p>
        <text:p text:style-name="Preformatted_20_Text"><text:s text:c="4"/>double re = 0;</text:p>
        <text:p text:style-name="Preformatted_20_Text"><text:s text:c="4"/>double im = 0;</text:p>
        <text:p text:style-name="Preformatted_20_Text"><text:s text:c="4"/>char ch = 0;</text:p>
        <text:p text:style-name="Preformatted_20_Text"/>
        <text:p text:style-name="Preformatted_20_Text"><text:s text:c="4"/>if (is &gt;&gt; ch</text:p>
        <text:p text:style-name="Preformatted_20_Text"><text:s text:c="8"/>&amp;&amp; ch == '(') {</text:p>
        <text:p text:style-name="Preformatted_20_Text"><text:s text:c="8"/>if (is &gt;&gt; re</text:p>
        <text:p text:style-name="Preformatted_20_Text"><text:s text:c="12"/>&amp;&amp; is &gt;&gt; ch</text:p>
        <text:p text:style-name="Preformatted_20_Text"><text:s text:c="12"/>&amp;&amp; ch == ','</text:p>
        <text:p text:style-name="Preformatted_20_Text"><text:s text:c="12"/>&amp;&amp; is &gt;&gt; im</text:p>
        <text:p text:style-name="Preformatted_20_Text"><text:s text:c="12"/>&amp;&amp; is &gt;&gt; ch</text:p>
        <text:p text:style-name="Preformatted_20_Text"><text:s text:c="12"/>&amp;&amp; ch == ')'){</text:p>
        <text:p text:style-name="Preformatted_20_Text"><text:s text:c="12"/>good = true;</text:p>
        <text:p text:style-name="Preformatted_20_Text"><text:s text:c="8"/>}</text:p>
        <text:p text:style-name="Preformatted_20_Text"><text:s text:c="8"/>else</text:p>
        <text:p text:style-name="Preformatted_20_Text"><text:s text:c="12"/>bad = true;</text:p>
        <text:p text:style-name="Preformatted_20_Text"><text:s text:c="4"/>}</text:p>
        <text:p text:style-name="Preformatted_20_Text"><text:s text:c="4"/>else if (is.good()) {</text:p>
        <text:p text:style-name="Preformatted_20_Text"><text:s text:c="8"/>is.putback(ch);</text:p>
        <text:p text:style-name="Preformatted_20_Text"><text:s text:c="8"/>if (is &gt;&gt; re)</text:p>
        <text:p text:style-name="Preformatted_20_Text"><text:s text:c="12"/>good = true;</text:p>
        <text:p text:style-name="Preformatted_20_Text"><text:s text:c="8"/>else</text:p>
        <text:p text:style-name="Preformatted_20_Text"><text:s text:c="12"/>bad = true;</text:p>
        <text:p text:style-name="Preformatted_20_Text"><text:s text:c="4"/>}</text:p>
        <text:p text:style-name="Preformatted_20_Text"/>
        <text:p text:style-name="Preformatted_20_Text"><text:s text:c="4"/>if (good)</text:p>
        <text:p text:style-name="Preformatted_20_Text"><text:s text:c="8"/>c.re_ = re, c.im_ = im;</text:p>
        <text:p text:style-name="Preformatted_20_Text"><text:s text:c="4"/>if (bad){</text:p>
        <text:p text:style-name="Preformatted_20_Text"><text:s text:c="8"/>is.clear(ios::badbit);</text:p>
        <text:p text:style-name="Preformatted_20_Text"><text:s text:c="4"/>}</text:p>
        <text:p text:style-name="Preformatted_20_Text"/>
        <text:p text:style-name="Preformatted_20_Text"><text:s text:c="4"/>return is;</text:p>
        <text:p text:style-name="Preformatted_20_Text">}</text:p>
      </text:section>
      <text:p text:style-name="P1"/>
      <text:p text:style-name="P2"><text:soft-page-break/>dft.h</text:p>
      <text:section text:style-name="Sect1" text:name="Section6">
        <text:section-source xlink:href="../TP1ALGO2/dft.h"/>
        <text:p text:style-name="Preformatted_20_Text">#ifndef DFT_H</text:p>
        <text:p text:style-name="Preformatted_20_Text">#define DFT_H</text:p>
        <text:p text:style-name="Preformatted_20_Text"/>
        <text:p text:style-name="Preformatted_20_Text">#include &lt;iostream&gt;</text:p>
        <text:p text:style-name="Preformatted_20_Text">#include &lt;cmath&gt;</text:p>
        <text:p text:style-name="Preformatted_20_Text">#include "complejo.h"</text:p>
        <text:p text:style-name="Preformatted_20_Text">#include "vector_t.h"</text:p>
        <text:p text:style-name="Preformatted_20_Text"/>
        <text:p text:style-name="Preformatted_20_Text">vector_t dft(vector_t &amp; vector_in);</text:p>
        <text:p text:style-name="Preformatted_20_Text">vector_t idft(vector_t &amp; vector_in);</text:p>
        <text:p text:style-name="Preformatted_20_Text"/>
        <text:p text:style-name="Preformatted_20_Text">#endif</text:p>
      </text:section>
      <text:p text:style-name="P1"/>
      <text:p text:style-name="P2">dft.cpp</text:p>
      <text:section text:style-name="Sect1" text:name="Section7">
        <text:section-source xlink:href="../TP1ALGO2/dft.cpp"/>
        <text:p text:style-name="Preformatted_20_Text">#include "dft.h"</text:p>
        <text:p text:style-name="Preformatted_20_Text"/>
        <text:p text:style-name="Preformatted_20_Text">vector_t dft(vector_t &amp; vector_in){</text:p>
        <text:p text:style-name="Preformatted_20_Text"/>
        <text:p text:style-name="Preformatted_20_Text"><text:s text:c="4"/>int k, n, largo_in = vector_in.leng();</text:p>
        <text:p text:style-name="Preformatted_20_Text"><text:s text:c="4"/>vector_t vector_out(largo_in);</text:p>
        <text:p text:style-name="Preformatted_20_Text"><text:s text:c="4"/>complejo aux{};</text:p>
        <text:p text:style-name="Preformatted_20_Text"/>
        <text:p text:style-name="Preformatted_20_Text"><text:s text:c="4"/>for (k = 0; k &lt; largo_in; k++)</text:p>
        <text:p text:style-name="Preformatted_20_Text"><text:s text:c="4"/>{</text:p>
        <text:p text:style-name="Preformatted_20_Text"><text:s text:c="8"/>for (n = 0, aux.set_re(0), aux.set_im(0); n &lt; largo_in; n++) </text:p>
        <text:p text:style-name="Preformatted_20_Text"><text:s text:c="8"/>{</text:p>
        <text:p text:style-name="Preformatted_20_Text"><text:s text:c="12"/>aux.set_re(aux.re() + (vector_in[n].re())*cos(2*M_PI*n*k/largo_in) + (vector_in[n].im())*sin(2*M_PI*n*k/largo_in));</text:p>
        <text:p text:style-name="Preformatted_20_Text"><text:s text:c="12"/>aux.set_im(aux.im() - (vector_in[n].re())*sin(2*M_PI*n*k/largo_in) + (vector_in[n].im())*cos(2*M_PI*n*k/largo_in));</text:p>
        <text:p text:style-name="Preformatted_20_Text"><text:s text:c="8"/>}</text:p>
        <text:p text:style-name="Preformatted_20_Text"><text:s text:c="8"/>vector_out.append(aux);</text:p>
        <text:p text:style-name="Preformatted_20_Text"><text:s text:c="4"/>}</text:p>
        <text:p text:style-name="Preformatted_20_Text"/>
        <text:p text:style-name="Preformatted_20_Text"><text:s text:c="4"/>return vector_out;</text:p>
        <text:p text:style-name="Preformatted_20_Text">}</text:p>
        <text:p text:style-name="Preformatted_20_Text"/>
        <text:p text:style-name="Preformatted_20_Text">vector_t idft(vector_t &amp; vector_in){</text:p>
        <text:p text:style-name="Preformatted_20_Text"><text:s text:c="4"/></text:p>
        <text:p text:style-name="Preformatted_20_Text"><text:s text:c="4"/>int n, k, largo_in = vector_in.leng();</text:p>
        <text:p text:style-name="Preformatted_20_Text"><text:s text:c="4"/>vector_t vector_out(largo_in);</text:p>
        <text:p text:style-name="Preformatted_20_Text"><text:s text:c="4"/>complejo aux{};</text:p>
        <text:p text:style-name="Preformatted_20_Text"/>
        <text:p text:style-name="Preformatted_20_Text"><text:s text:c="4"/>for (n = 0; n &lt; largo_in; n++)</text:p>
        <text:p text:style-name="Preformatted_20_Text"><text:s text:c="4"/>{</text:p>
        <text:p text:style-name="Preformatted_20_Text"><text:s text:c="8"/>for (k=0, aux.set_re(0), aux.set_im(0); k &lt; largo_in; k++)</text:p>
        <text:p text:style-name="Preformatted_20_Text"><text:s text:c="8"/>{</text:p>
        <text:p text:style-name="Preformatted_20_Text"><text:s text:c="12"/>aux.set_re(aux.re() + (vector_in[k].re())*cos(2*M_PI*k*n/largo_in) - (vector_in[k].im())*sin(2*M_PI*k*n/largo_in));</text:p>
        <text:p text:style-name="Preformatted_20_Text"><text:s text:c="12"/>aux.set_im(aux.im() + (vector_in[k].re())*sin(2*M_PI*k*n/largo_in) + (vector_in[k].im())*cos(2*M_PI*k*n/largo_in));</text:p>
        <text:p text:style-name="Preformatted_20_Text"><text:s text:c="8"/>}</text:p>
        <text:p text:style-name="Preformatted_20_Text"><text:s text:c="8"/>aux.set_re(aux.re() / largo_in);</text:p>
        <text:p text:style-name="Preformatted_20_Text"><text:s text:c="8"/>aux.set_im(aux.im() / largo_in);</text:p>
        <text:p text:style-name="Preformatted_20_Text"><text:s text:c="8"/>vector_out.append(aux);</text:p>
        <text:p text:style-name="Preformatted_20_Text"><text:soft-page-break/><text:s text:c="4"/>}</text:p>
        <text:p text:style-name="Preformatted_20_Text"/>
        <text:p text:style-name="Preformatted_20_Text"><text:s text:c="4"/>return vector_out;</text:p>
        <text:p text:style-name="Preformatted_20_Text">}</text:p>
      </text:section>
      <text:p text:style-name="P1"/>
      <text:p text:style-name="P2">fft.h</text:p>
      <text:section text:style-name="Sect1" text:name="Section8">
        <text:section-source xlink:href="../TP1ALGO2/fft.h"/>
        <text:p text:style-name="Preformatted_20_Text">#ifndef FFT_H</text:p>
        <text:p text:style-name="Preformatted_20_Text">#define FFT_H</text:p>
        <text:p text:style-name="Preformatted_20_Text"/>
        <text:p text:style-name="Preformatted_20_Text">#include &lt;iostream&gt;</text:p>
        <text:p text:style-name="Preformatted_20_Text">#include &lt;cmath&gt;</text:p>
        <text:p text:style-name="Preformatted_20_Text">#include "complejo.h"</text:p>
        <text:p text:style-name="Preformatted_20_Text">#include "vector_t.h"</text:p>
        <text:p text:style-name="Preformatted_20_Text">#include "dft.h"</text:p>
        <text:p text:style-name="Preformatted_20_Text"/>
        <text:p text:style-name="Preformatted_20_Text">vector_t fft (vector_t &amp; vector_in);</text:p>
        <text:p text:style-name="Preformatted_20_Text">vector_t _fft (vector_t &amp; vector_in);</text:p>
        <text:p text:style-name="Preformatted_20_Text">vector_t ifft (vector_t &amp; vector_in);</text:p>
        <text:p text:style-name="Preformatted_20_Text">vector_t _ifft (vector_t &amp; vector_in);</text:p>
        <text:p text:style-name="Preformatted_20_Text">void fill0till_exp2 (vector_t &amp; vector_in);</text:p>
        <text:p text:style-name="Preformatted_20_Text"/>
        <text:p text:style-name="Preformatted_20_Text">#endif</text:p>
      </text:section>
      <text:p text:style-name="P1"/>
      <text:p text:style-name="P2">fft.cpp</text:p>
      <text:section text:style-name="Sect1" text:name="Section9">
        <text:section-source xlink:href="../TP1ALGO2/fft.cpp"/>
        <text:p text:style-name="Preformatted_20_Text">#include "fft.h"</text:p>
        <text:p text:style-name="Preformatted_20_Text"/>
        <text:p text:style-name="Preformatted_20_Text">vector_t fft (vector_t &amp; vector_in) {</text:p>
        <text:p text:style-name="Preformatted_20_Text"/>
        <text:p text:style-name="Preformatted_20_Text"><text:s text:c="4"/>vector_t vector_out = vector_in; </text:p>
        <text:p text:style-name="Preformatted_20_Text"/>
        <text:p text:style-name="Preformatted_20_Text"><text:s text:c="4"/>fill0till_exp2 (vector_out); //Redimensiona el vector hasta un longitud 2^n</text:p>
        <text:p text:style-name="Preformatted_20_Text"/>
        <text:p text:style-name="Preformatted_20_Text"><text:s text:c="4"/>return _fft (vector_out);</text:p>
        <text:p text:style-name="Preformatted_20_Text">}</text:p>
        <text:p text:style-name="Preformatted_20_Text"/>
        <text:p text:style-name="Preformatted_20_Text">vector_t _fft (vector_t &amp; vector_in) {</text:p>
        <text:p text:style-name="Preformatted_20_Text"/>
        <text:p text:style-name="Preformatted_20_Text"><text:s text:c="4"/>int i, largo = vector_in.leng();</text:p>
        <text:p text:style-name="Preformatted_20_Text"><text:s text:c="4"/>complejo aux, wn;</text:p>
        <text:p text:style-name="Preformatted_20_Text"/>
        <text:p text:style-name="Preformatted_20_Text"><text:s text:c="4"/>vector_t vector_out(largo);</text:p>
        <text:p text:style-name="Preformatted_20_Text"><text:s text:c="4"/>vector_t vector_in_par(largo / 2), vector_in_impar(largo / 2), vector_out_par(largo / 2), vector_out_impar(largo / 2); //crear con tamaño determinado</text:p>
        <text:p text:style-name="Preformatted_20_Text"/>
        <text:p text:style-name="Preformatted_20_Text"/>
        <text:p text:style-name="Preformatted_20_Text"><text:s text:c="4"/>largo = vector_in.leng();</text:p>
        <text:p text:style-name="Preformatted_20_Text"/>
        <text:p text:style-name="Preformatted_20_Text"><text:s text:c="4"/>if (vector_in.leng() &gt;= 2) {</text:p>
        <text:p text:style-name="Preformatted_20_Text"/>
        <text:p text:style-name="Preformatted_20_Text"><text:s text:c="8"/>for (i = 0; i &lt; largo; i += 2) { //Crea el vector con los indices par</text:p>
        <text:p text:style-name="Preformatted_20_Text"/>
        <text:p text:style-name="Preformatted_20_Text"><text:s text:c="12"/>aux = vector_in[i];</text:p>
        <text:p text:style-name="Preformatted_20_Text"><text:s text:c="12"/>vector_in_par.append(aux);</text:p>
        <text:p text:style-name="Preformatted_20_Text"><text:s text:c="8"/>}</text:p>
        <text:p text:style-name="Preformatted_20_Text"/>
        <text:p text:style-name="Preformatted_20_Text"><text:soft-page-break/><text:s text:c="8"/>for (i = 1; i &lt; largo; i += 2) { //Crea el vector con los indices impar</text:p>
        <text:p text:style-name="Preformatted_20_Text"><text:s text:c="12"/></text:p>
        <text:p text:style-name="Preformatted_20_Text"><text:s text:c="12"/>aux = vector_in[i];</text:p>
        <text:p text:style-name="Preformatted_20_Text"><text:s text:c="12"/>vector_in_impar.append(aux);</text:p>
        <text:p text:style-name="Preformatted_20_Text"><text:s text:c="8"/>}</text:p>
        <text:p text:style-name="Preformatted_20_Text"/>
        <text:p text:style-name="Preformatted_20_Text"><text:s text:c="8"/>vector_out_par = _fft (vector_in_par);</text:p>
        <text:p text:style-name="Preformatted_20_Text"><text:s text:c="8"/>vector_out_impar = _fft (vector_in_impar);</text:p>
        <text:p text:style-name="Preformatted_20_Text"/>
        <text:p text:style-name="Preformatted_20_Text"><text:s text:c="8"/>for (i = 0; i &lt; largo/2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-sin (2 * M_PI * i / largo));</text:p>
        <text:p text:style-name="Preformatted_20_Text"/>
        <text:p text:style-name="Preformatted_20_Text"><text:s text:c="12"/>aux = vector_out_par[i] + vector_out_impar[i] * wn;</text:p>
        <text:p text:style-name="Preformatted_20_Text"/>
        <text:p text:style-name="Preformatted_20_Text"><text:s text:c="12"/>vector_out.append(aux);</text:p>
        <text:p text:style-name="Preformatted_20_Text"><text:s text:c="8"/>}</text:p>
        <text:p text:style-name="Preformatted_20_Text"/>
        <text:p text:style-name="Preformatted_20_Text"><text:s text:c="8"/>for(; i&lt;largo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-sin (2 * M_PI * i / largo));</text:p>
        <text:p text:style-name="Preformatted_20_Text"/>
        <text:p text:style-name="Preformatted_20_Text"><text:s text:c="12"/>aux = vector_out_par[i - largo/2] + vector_out_impar[i - largo/2] * wn;</text:p>
        <text:p text:style-name="Preformatted_20_Text"/>
        <text:p text:style-name="Preformatted_20_Text"><text:s text:c="12"/>vector_out.append(aux);</text:p>
        <text:p text:style-name="Preformatted_20_Text"><text:s text:c="8"/>}</text:p>
        <text:p text:style-name="Preformatted_20_Text"/>
        <text:p text:style-name="Preformatted_20_Text"><text:s text:c="4"/>} else {</text:p>
        <text:p text:style-name="Preformatted_20_Text"/>
        <text:p text:style-name="Preformatted_20_Text"><text:s text:c="8"/>vector_out = vector_in;</text:p>
        <text:p text:style-name="Preformatted_20_Text"><text:s text:c="4"/>}</text:p>
        <text:p text:style-name="Preformatted_20_Text"/>
        <text:p text:style-name="Preformatted_20_Text"><text:s text:c="4"/>return vector_out;</text:p>
        <text:p text:style-name="Preformatted_20_Text">}</text:p>
        <text:p text:style-name="Preformatted_20_Text"/>
        <text:p text:style-name="Preformatted_20_Text">vector_t ifft (vector_t &amp; vector_in) {</text:p>
        <text:p text:style-name="Preformatted_20_Text"/>
        <text:p text:style-name="Preformatted_20_Text"><text:s text:c="4"/>vector_t vector_out = vector_in, vector_aux;</text:p>
        <text:p text:style-name="Preformatted_20_Text"><text:s text:c="4"/>int i, largo;</text:p>
        <text:p text:style-name="Preformatted_20_Text"><text:s text:c="4"/>complejo aux;</text:p>
        <text:p text:style-name="Preformatted_20_Text"/>
        <text:p text:style-name="Preformatted_20_Text"><text:s text:c="4"/>fill0till_exp2 (vector_out);</text:p>
        <text:p text:style-name="Preformatted_20_Text"><text:s text:c="4"/>vector_out = _ifft (vector_out);</text:p>
        <text:p text:style-name="Preformatted_20_Text"/>
        <text:p text:style-name="Preformatted_20_Text"><text:s text:c="4"/>largo = vector_out.leng();</text:p>
        <text:p text:style-name="Preformatted_20_Text"/>
        <text:p text:style-name="Preformatted_20_Text"><text:s text:c="4"/>for(i=0; i &lt; largo; i++) { <text:s text:c="7"/></text:p>
        <text:p text:style-name="Preformatted_20_Text"><text:s text:c="8"/>aux = vector_out[i] / largo; <text:s/></text:p>
        <text:p text:style-name="Preformatted_20_Text"><text:s text:c="8"/>vector_aux.append(aux); <text:s text:c="6"/></text:p>
        <text:p text:style-name="Preformatted_20_Text"><text:s text:c="4"/>} <text:s text:c="32"/></text:p>
        <text:p text:style-name="Preformatted_20_Text"/>
        <text:p text:style-name="Preformatted_20_Text"><text:s text:c="4"/>return vector_aux;</text:p>
        <text:p text:style-name="Preformatted_20_Text">}</text:p>
        <text:p text:style-name="Preformatted_20_Text"/>
        <text:p text:style-name="Preformatted_20_Text">vector_t _ifft (vector_t &amp; vector_in) {</text:p>
        <text:p text:style-name="Preformatted_20_Text"><text:soft-page-break/></text:p>
        <text:p text:style-name="Preformatted_20_Text"><text:s text:c="4"/>vector_t vector_out, vector_in_par, vector_in_impar, vector_out_par, vector_out_impar;</text:p>
        <text:p text:style-name="Preformatted_20_Text"><text:s text:c="4"/>int i, largo;</text:p>
        <text:p text:style-name="Preformatted_20_Text"><text:s text:c="4"/>complejo aux, wn;</text:p>
        <text:p text:style-name="Preformatted_20_Text"/>
        <text:p text:style-name="Preformatted_20_Text"><text:s text:c="4"/>largo = vector_in.leng();</text:p>
        <text:p text:style-name="Preformatted_20_Text"/>
        <text:p text:style-name="Preformatted_20_Text"><text:s text:c="4"/>if (vector_in.leng() &gt;= 2) {</text:p>
        <text:p text:style-name="Preformatted_20_Text"/>
        <text:p text:style-name="Preformatted_20_Text"><text:s text:c="8"/>for (i = 0; i &lt; largo; i += 2) {</text:p>
        <text:p text:style-name="Preformatted_20_Text"/>
        <text:p text:style-name="Preformatted_20_Text"><text:s text:c="12"/>aux = vector_in[i];</text:p>
        <text:p text:style-name="Preformatted_20_Text"><text:s text:c="12"/>vector_in_par.append(aux);</text:p>
        <text:p text:style-name="Preformatted_20_Text"><text:s text:c="8"/>}</text:p>
        <text:p text:style-name="Preformatted_20_Text"/>
        <text:p text:style-name="Preformatted_20_Text"><text:s text:c="8"/>for (i = 1; i &lt; largo; i += 2) {</text:p>
        <text:p text:style-name="Preformatted_20_Text"><text:s text:c="12"/></text:p>
        <text:p text:style-name="Preformatted_20_Text"><text:s text:c="12"/>aux = vector_in[i];</text:p>
        <text:p text:style-name="Preformatted_20_Text"><text:s text:c="12"/>vector_in_impar.append(aux);</text:p>
        <text:p text:style-name="Preformatted_20_Text"><text:s text:c="8"/>}</text:p>
        <text:p text:style-name="Preformatted_20_Text"/>
        <text:p text:style-name="Preformatted_20_Text"><text:s text:c="8"/>vector_out_par = _ifft (vector_in_par);</text:p>
        <text:p text:style-name="Preformatted_20_Text"><text:s text:c="8"/>vector_out_impar = _ifft (vector_in_impar);</text:p>
        <text:p text:style-name="Preformatted_20_Text"/>
        <text:p text:style-name="Preformatted_20_Text"><text:s text:c="8"/>for (i = 0; i &lt; largo/2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sin (2 * M_PI * i / largo));</text:p>
        <text:p text:style-name="Preformatted_20_Text"/>
        <text:p text:style-name="Preformatted_20_Text"><text:s text:c="12"/>aux = (vector_out_par[i] + vector_out_impar[i] * wn);</text:p>
        <text:p text:style-name="Preformatted_20_Text"/>
        <text:p text:style-name="Preformatted_20_Text"><text:s text:c="12"/>vector_out.append(aux);</text:p>
        <text:p text:style-name="Preformatted_20_Text"><text:s text:c="8"/>}</text:p>
        <text:p text:style-name="Preformatted_20_Text"/>
        <text:p text:style-name="Preformatted_20_Text"><text:s text:c="8"/>for(; i&lt;largo; i++) {</text:p>
        <text:p text:style-name="Preformatted_20_Text"/>
        <text:p text:style-name="Preformatted_20_Text"><text:s text:c="12"/>wn.set_re (cos (2 * M_PI * i / largo));</text:p>
        <text:p text:style-name="Preformatted_20_Text"><text:s text:c="12"/>wn.set_im (sin (2 * M_PI * i / largo));</text:p>
        <text:p text:style-name="Preformatted_20_Text"/>
        <text:p text:style-name="Preformatted_20_Text"><text:s text:c="12"/>aux = (vector_out_par[i - largo/2] + vector_out_impar[i - largo/2] * wn);</text:p>
        <text:p text:style-name="Preformatted_20_Text"/>
        <text:p text:style-name="Preformatted_20_Text"><text:s text:c="12"/>vector_out.append(aux);</text:p>
        <text:p text:style-name="Preformatted_20_Text"><text:s text:c="8"/>}</text:p>
        <text:p text:style-name="Preformatted_20_Text"/>
        <text:p text:style-name="Preformatted_20_Text"><text:s text:c="4"/>} else {</text:p>
        <text:p text:style-name="Preformatted_20_Text"/>
        <text:p text:style-name="Preformatted_20_Text"><text:s text:c="8"/>vector_out = vector_in;</text:p>
        <text:p text:style-name="Preformatted_20_Text"><text:s text:c="4"/>}</text:p>
        <text:p text:style-name="Preformatted_20_Text"/>
        <text:p text:style-name="Preformatted_20_Text"><text:s text:c="4"/>return vector_out;</text:p>
        <text:p text:style-name="Preformatted_20_Text">}</text:p>
        <text:p text:style-name="Preformatted_20_Text"/>
        <text:p text:style-name="Preformatted_20_Text">void fill0till_exp2 (vector_t &amp; vector_in) {</text:p>
        <text:p text:style-name="Preformatted_20_Text"/>
        <text:p text:style-name="Preformatted_20_Text"><text:s text:c="4"/>int largo = vector_in.leng();</text:p>
        <text:p text:style-name="Preformatted_20_Text"><text:soft-page-break/><text:s text:c="4"/>double exp2 = log2(largo);</text:p>
        <text:p text:style-name="Preformatted_20_Text"><text:s text:c="4"/>int nappends, int_exp2 = exp2;</text:p>
        <text:p text:style-name="Preformatted_20_Text"><text:s text:c="4"/>complejo cero;</text:p>
        <text:p text:style-name="Preformatted_20_Text"/>
        <text:p text:style-name="Preformatted_20_Text"><text:s text:c="4"/>if(exp2 - int_exp2){</text:p>
        <text:p text:style-name="Preformatted_20_Text"/>
        <text:p text:style-name="Preformatted_20_Text"><text:s text:c="8"/>nappends = pow(2, int_exp2 + 1) - largo;</text:p>
        <text:p text:style-name="Preformatted_20_Text"/>
        <text:p text:style-name="Preformatted_20_Text"><text:s text:c="8"/>while (nappends &gt; 0){</text:p>
        <text:p text:style-name="Preformatted_20_Text"><text:s text:c="12"/>vector_in.append(cero);</text:p>
        <text:p text:style-name="Preformatted_20_Text"><text:s text:c="12"/>nappends--;</text:p>
        <text:p text:style-name="Preformatted_20_Text"><text:s text:c="8"/>}</text:p>
        <text:p text:style-name="Preformatted_20_Text"><text:s text:c="4"/>}</text:p>
        <text:p text:style-name="Preformatted_20_Text">}</text:p>
      </text:section>
      <text:p text:style-name="P1"/>
      <text:p text:style-name="P1">main.cpp</text:p>
      <text:section text:style-name="Sect1" text:name="Section10">
        <text:section-source xlink:href="../TP1ALGO2/main.cpp"/>
        <text:p text:style-name="Preformatted_20_Text">#include &lt;string&gt;</text:p>
        <text:p text:style-name="Preformatted_20_Text">#include &lt;fstream&gt;</text:p>
        <text:p text:style-name="Preformatted_20_Text">#include &lt;iomanip&gt;</text:p>
        <text:p text:style-name="Preformatted_20_Text">#include &lt;iostream&gt;</text:p>
        <text:p text:style-name="Preformatted_20_Text">#include &lt;sstream&gt;</text:p>
        <text:p text:style-name="Preformatted_20_Text">#include &lt;cstdlib&gt;</text:p>
        <text:p text:style-name="Preformatted_20_Text">#include &lt;cmath&gt;</text:p>
        <text:p text:style-name="Preformatted_20_Text">#include &lt;iomanip&gt;</text:p>
        <text:p text:style-name="Preformatted_20_Text"/>
        <text:p text:style-name="Preformatted_20_Text">#include "cmdline.h"</text:p>
        <text:p text:style-name="Preformatted_20_Text">#include "complejo.h"</text:p>
        <text:p text:style-name="Preformatted_20_Text">#include "vector_t.h"</text:p>
        <text:p text:style-name="Preformatted_20_Text">#include "dft.h"</text:p>
        <text:p text:style-name="Preformatted_20_Text">#include "fft.h"</text:p>
        <text:p text:style-name="Preformatted_20_Text"/>
        <text:p text:style-name="Preformatted_20_Text">#define MSJ_ERR_VEC_CORRPUTO_1 "El vector de la línea "</text:p>
        <text:p text:style-name="Preformatted_20_Text">#define MSJ_ERR_VEC_CORRPUTO_2 " se encuentra corrupto, es imposible transformar"</text:p>
        <text:p text:style-name="Preformatted_20_Text"/>
        <text:p text:style-name="Preformatted_20_Text">using namespace std;</text:p>
        <text:p text:style-name="Preformatted_20_Text"/>
        <text:p text:style-name="Preformatted_20_Text">option_t options[] = {</text:p>
        <text:p text:style-name="Preformatted_20_Text"><text:s text:c="4"/>{1, "i", "input", "-", opt_input, OPT_DEFAULT},</text:p>
        <text:p text:style-name="Preformatted_20_Text"><text:s text:c="4"/>{1, "o", "output", "-", opt_output, OPT_DEFAULT},</text:p>
        <text:p text:style-name="Preformatted_20_Text"><text:s text:c="4"/>{1, "m", "method", "-", opt_method, OPT_DEFAULT},</text:p>
        <text:p text:style-name="Preformatted_20_Text"><text:s text:c="4"/>{0, "h", "help", NULL, opt_help, OPT_DEFAULT},</text:p>
        <text:p text:style-name="Preformatted_20_Text"><text:s text:c="4"/>{0, },</text:p>
        <text:p text:style-name="Preformatted_20_Text">};</text:p>
        <text:p text:style-name="Preformatted_20_Text"/>
        <text:p text:style-name="Preformatted_20_Text">std::istream *iss=0; <text:s text:c="3"/>// Input Stream (clase para manejo de los flujos de entrada)</text:p>
        <text:p text:style-name="Preformatted_20_Text">std::ostream *oss=0; <text:s text:c="3"/>// Output Stream (clase para manejo de los flujos de salida)</text:p>
        <text:p text:style-name="Preformatted_20_Text">std::fstream ifs; <text:s text:c="6"/>// Input File Stream (derivada de la clase ifstream que deriva de istream para el manejo de archivos)</text:p>
        <text:p text:style-name="Preformatted_20_Text">std::fstream ofs; <text:s text:c="6"/>// Output File Stream (derivada de la clase ofstream que deriva de ostream para el manejo de archivos)</text:p>
        <text:p text:style-name="Preformatted_20_Text">type_method method = METHOD_FFT;</text:p>
        <text:p text:style-name="Preformatted_20_Text"/>
        <text:p text:style-name="Preformatted_20_Text">int main (int argc, char * const argv[])</text:p>
        <text:p text:style-name="Preformatted_20_Text">{</text:p>
        <text:p text:style-name="Preformatted_20_Text"><text:soft-page-break/><text:s text:c="4"/>cmdline cmdl(options);</text:p>
        <text:p text:style-name="Preformatted_20_Text"><text:s text:c="4"/>cmdl.parse(argc, argv); // Metodo de parseo de la clase cmdline</text:p>
        <text:p text:style-name="Preformatted_20_Text"/>
        <text:p text:style-name="Preformatted_20_Text"><text:s text:c="4"/>vector_t vec_in; </text:p>
        <text:p text:style-name="Preformatted_20_Text"><text:s text:c="4"/>vector_t vec_out;</text:p>
        <text:p text:style-name="Preformatted_20_Text"><text:s text:c="4"/>vector_t (*funcionFourier)(vector_t &amp;);</text:p>
        <text:p text:style-name="Preformatted_20_Text"><text:s text:c="4"/>size_t num_linea = 1;</text:p>
        <text:p text:style-name="Preformatted_20_Text"/>
        <text:p text:style-name="Preformatted_20_Text"><text:s text:c="4"/>//Selecciona cual es el metodo a usar</text:p>
        <text:p text:style-name="Preformatted_20_Text"/>
        <text:p text:style-name="Preformatted_20_Text"><text:s text:c="4"/>if (method == METHOD_DFT)</text:p>
        <text:p text:style-name="Preformatted_20_Text"><text:s text:c="8"/>funcionFourier = dft;</text:p>
        <text:p text:style-name="Preformatted_20_Text"><text:s text:c="4"/>else if (method == METHOD_IFFT)</text:p>
        <text:p text:style-name="Preformatted_20_Text"><text:s text:c="8"/>funcionFourier = ifft;</text:p>
        <text:p text:style-name="Preformatted_20_Text"><text:s text:c="4"/>else if(method == METHOD_IDFT)</text:p>
        <text:p text:style-name="Preformatted_20_Text"><text:s text:c="8"/>funcionFourier = idft;</text:p>
        <text:p text:style-name="Preformatted_20_Text"><text:s text:c="4"/>else</text:p>
        <text:p text:style-name="Preformatted_20_Text"><text:s text:c="8"/>funcionFourier = fft;</text:p>
        <text:p text:style-name="Preformatted_20_Text"/>
        <text:p text:style-name="Preformatted_20_Text"><text:s text:c="4"/>while(!iss-&gt;eof()){</text:p>
        <text:p text:style-name="Preformatted_20_Text"/>
        <text:p text:style-name="Preformatted_20_Text"><text:s text:c="8"/>if(!(*iss &gt;&gt; vec_in)){</text:p>
        <text:p text:style-name="Preformatted_20_Text"/>
        <text:p text:style-name="Preformatted_20_Text"><text:s text:c="12"/>if(iss -&gt; eof()){</text:p>
        <text:p text:style-name="Preformatted_20_Text"><text:s text:c="16"/>break;</text:p>
        <text:p text:style-name="Preformatted_20_Text"><text:s text:c="12"/>}</text:p>
        <text:p text:style-name="Preformatted_20_Text"/>
        <text:p text:style-name="Preformatted_20_Text"><text:s text:c="12"/>if(oss != &amp;cout){</text:p>
        <text:p text:style-name="Preformatted_20_Text"><text:s text:c="16"/>*oss &lt;&lt; endl;</text:p>
        <text:p text:style-name="Preformatted_20_Text"><text:s text:c="12"/>}</text:p>
        <text:p text:style-name="Preformatted_20_Text"/>
        <text:p text:style-name="Preformatted_20_Text"><text:s text:c="12"/>cout &lt;&lt; MSJ_ERR_VEC_CORRPUTO_1 &lt;&lt; num_linea &lt;&lt; MSJ_ERR_VEC_CORRPUTO_2 &lt;&lt; endl;</text:p>
        <text:p text:style-name="Preformatted_20_Text"/>
        <text:p text:style-name="Preformatted_20_Text"><text:s text:c="12"/>iss-&gt;clear(ios::goodbit); </text:p>
        <text:p text:style-name="Preformatted_20_Text"><text:s text:c="12"/>vec_in.clean();</text:p>
        <text:p text:style-name="Preformatted_20_Text"><text:s text:c="12"/>vec_out.clean();</text:p>
        <text:p text:style-name="Preformatted_20_Text"><text:s text:c="12"/>num_linea++;</text:p>
        <text:p text:style-name="Preformatted_20_Text"><text:s text:c="12"/>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vec_out = funcionFourier(vec_in);</text:p>
        <text:p text:style-name="Preformatted_20_Text"/>
        <text:p text:style-name="Preformatted_20_Text"><text:s text:c="8"/>*oss &lt;&lt; vec_out &lt;&lt; endl;</text:p>
        <text:p text:style-name="Preformatted_20_Text"/>
        <text:p text:style-name="Preformatted_20_Text"><text:s text:c="8"/>vec_in.clean();</text:p>
        <text:p text:style-name="Preformatted_20_Text"><text:s text:c="8"/>vec_out.clean();</text:p>
        <text:p text:style-name="Preformatted_20_Text"><text:s text:c="8"/>num_linea++;</text:p>
        <text:p text:style-name="Preformatted_20_Text"><text:s text:c="4"/>}</text:p>
        <text:p text:style-name="Preformatted_20_Text"><text:s text:c="4"/></text:p>
        <text:p text:style-name="Preformatted_20_Text"/>
        <text:p text:style-name="Preformatted_20_Text"><text:s text:c="4"/>if(ifs.is_open())</text:p>
        <text:p text:style-name="Preformatted_20_Text"><text:s text:c="8"/>ifs.close();</text:p>
        <text:p text:style-name="Preformatted_20_Text"/>
        <text:p text:style-name="Preformatted_20_Text"><text:s text:c="4"/>if(ofs.is_open())</text:p>
        <text:p text:style-name="Preformatted_20_Text"><text:s text:c="8"/>ofs.close();</text:p>
        <text:p text:style-name="Preformatted_20_Text"><text:soft-page-break/></text:p>
        <text:p text:style-name="Preformatted_20_Text"><text:s text:c="4"/>return 0;</text:p>
        <text:p text:style-name="Preformatted_20_Text">}</text:p>
      </text:section>
      <text:p text:style-name="P1"/>
      <text:p text:style-name="P2">vector_t.h</text:p>
      <text:section text:style-name="Sect1" text:name="Section12">
        <text:section-source xlink:href="../TP1ALGO2/vector_t.h"/>
        <text:p text:style-name="Preformatted_20_Text">#ifndef VECTOR_T__H</text:p>
        <text:p text:style-name="Preformatted_20_Text">#define VECTOR_T__H</text:p>
        <text:p text:style-name="Preformatted_20_Text"/>
        <text:p text:style-name="Preformatted_20_Text">#define VECTOR_DEFAULT_CAPACIDAD_INICIAL 10;</text:p>
        <text:p text:style-name="Preformatted_20_Text">#define VECTOR_DEFAULT_STEP 5</text:p>
        <text:p text:style-name="Preformatted_20_Text"/>
        <text:p text:style-name="Preformatted_20_Text">#include &lt;iostream&gt;</text:p>
        <text:p text:style-name="Preformatted_20_Text">#include "complejo.h"</text:p>
        <text:p text:style-name="Preformatted_20_Text"/>
        <text:p text:style-name="Preformatted_20_Text">using namespace std;</text:p>
        <text:p text:style-name="Preformatted_20_Text"/>
        <text:p text:style-name="Preformatted_20_Text">class vector_t</text:p>
        <text:p text:style-name="Preformatted_20_Text">{</text:p>
        <text:p text:style-name="Preformatted_20_Text">private:</text:p>
        <text:p text:style-name="Preformatted_20_Text"><text:s text:c="4"/>complejo* p;</text:p>
        <text:p text:style-name="Preformatted_20_Text"><text:s text:c="4"/>size_t tam = 0;</text:p>
        <text:p text:style-name="Preformatted_20_Text"><text:s text:c="4"/>size_t capacidad = 0;</text:p>
        <text:p text:style-name="Preformatted_20_Text"/>
        <text:p text:style-name="Preformatted_20_Text"><text:s text:c="4"/>void aumentar_cap(size_t cant); </text:p>
        <text:p text:style-name="Preformatted_20_Text"/>
        <text:p text:style-name="Preformatted_20_Text">public:</text:p>
        <text:p text:style-name="Preformatted_20_Text"><text:s text:c="4"/>vector_t();</text:p>
        <text:p text:style-name="Preformatted_20_Text"><text:s text:c="4"/>vector_t(size_t largo);</text:p>
        <text:p text:style-name="Preformatted_20_Text"><text:s text:c="4"/>vector_t(const vector_t &amp;copia);</text:p>
        <text:p text:style-name="Preformatted_20_Text"><text:s text:c="4"/>~vector_t();</text:p>
        <text:p text:style-name="Preformatted_20_Text"><text:s text:c="4"/></text:p>
        <text:p text:style-name="Preformatted_20_Text"/>
        <text:p text:style-name="Preformatted_20_Text"><text:s text:c="4"/>size_t leng() const; //Devuelve el tamaño del vector</text:p>
        <text:p text:style-name="Preformatted_20_Text"><text:s text:c="4"/>void append(complejo &amp;valor); //Agrega el complejo al final del vector</text:p>
        <text:p text:style-name="Preformatted_20_Text"><text:s text:c="4"/>bool swap(complejo &amp;val, int pos); //Cambia el valor del complejo en la posición seleccionada</text:p>
        <text:p text:style-name="Preformatted_20_Text"><text:s text:c="4"/>void clean(); //Limpia el vector y lo devuelve a la capacidad default;</text:p>
        <text:p text:style-name="Preformatted_20_Text"/>
        <text:p text:style-name="Preformatted_20_Text"><text:s text:c="4"/>vector_t operator+(const vector_t &amp;a);</text:p>
        <text:p text:style-name="Preformatted_20_Text"><text:s text:c="4"/>complejo operator[](int pos);</text:p>
        <text:p text:style-name="Preformatted_20_Text"><text:s text:c="4"/>vector_t&amp; operator = (const vector_t &amp;vec);</text:p>
        <text:p text:style-name="Preformatted_20_Text"><text:s text:c="4"/>bool operator==(const vector_t &amp;vec);</text:p>
        <text:p text:style-name="Preformatted_20_Text"/>
        <text:p text:style-name="Preformatted_20_Text"><text:s text:c="4"/>friend istream &amp; operator&gt;&gt;(istream &amp;is, vector_t &amp;v);</text:p>
        <text:p text:style-name="Preformatted_20_Text"><text:s text:c="4"/>friend ostream &amp; operator&lt;&lt;(ostream &amp;os, vector_t &amp;v);</text:p>
        <text:p text:style-name="Preformatted_20_Text"/>
        <text:p text:style-name="Preformatted_20_Text">};</text:p>
        <text:p text:style-name="Preformatted_20_Text"/>
        <text:p text:style-name="Preformatted_20_Text">#endif</text:p>
      </text:section>
      <text:p text:style-name="P2"/>
      <text:p text:style-name="P2">vector_t.cpp</text:p>
      <text:section text:style-name="Sect1" text:name="Section13">
        <text:section-source xlink:href="../TP1ALGO2/vector_t.cpp"/>
        <text:p text:style-name="Preformatted_20_Text">#include &lt;iostream&gt;</text:p>
        <text:p text:style-name="Preformatted_20_Text">#include &lt;sstream&gt; </text:p>
        <text:p text:style-name="Preformatted_20_Text">#include &lt;string&gt;</text:p>
        <text:p text:style-name="Preformatted_20_Text"><text:s text:c="4"/></text:p>
        <text:p text:style-name="Preformatted_20_Text">using namespace std;</text:p>
        <text:p text:style-name="Preformatted_20_Text"><text:soft-page-break/></text:p>
        <text:p text:style-name="Preformatted_20_Text">#include "vector_t.h"</text:p>
        <text:p text:style-name="Preformatted_20_Text"/>
        <text:p text:style-name="Preformatted_20_Text">vector_t::vector_t(){</text:p>
        <text:p text:style-name="Preformatted_20_Text"><text:s text:c="4"/></text:p>
        <text:p text:style-name="Preformatted_20_Text"><text:s text:c="4"/>capacidad = VECTOR_DEFAULT_CAPACIDAD_INICIAL;</text:p>
        <text:p text:style-name="Preformatted_20_Text"><text:s text:c="4"/></text:p>
        <text:p text:style-name="Preformatted_20_Text"><text:s text:c="4"/>p = new complejo[capacidad];</text:p>
        <text:p text:style-name="Preformatted_20_Text">}</text:p>
        <text:p text:style-name="Preformatted_20_Text"/>
        <text:p text:style-name="Preformatted_20_Text">vector_t::vector_t(size_t largo){ </text:p>
        <text:p text:style-name="Preformatted_20_Text"/>
        <text:p text:style-name="Preformatted_20_Text"><text:s text:c="4"/>capacidad = largo;</text:p>
        <text:p text:style-name="Preformatted_20_Text"><text:s text:c="4"/>p = new complejo[capacidad];</text:p>
        <text:p text:style-name="Preformatted_20_Text">}</text:p>
        <text:p text:style-name="Preformatted_20_Text"/>
        <text:p text:style-name="Preformatted_20_Text">vector_t::vector_t(const vector_t &amp;copia){</text:p>
        <text:p text:style-name="Preformatted_20_Text"><text:s text:c="4"/>tam = copia.tam;</text:p>
        <text:p text:style-name="Preformatted_20_Text"><text:s text:c="4"/>capacidad = copia.capacidad;</text:p>
        <text:p text:style-name="Preformatted_20_Text"/>
        <text:p text:style-name="Preformatted_20_Text"><text:s text:c="4"/>p = new complejo[capacidad];</text:p>
        <text:p text:style-name="Preformatted_20_Text"/>
        <text:p text:style-name="Preformatted_20_Text"><text:s text:c="4"/>for(size_t i = 0; i &lt; capacidad; i++){</text:p>
        <text:p text:style-name="Preformatted_20_Text"><text:s text:c="8"/>p[i] = copia.p[i];</text:p>
        <text:p text:style-name="Preformatted_20_Text"><text:s text:c="4"/>}</text:p>
        <text:p text:style-name="Preformatted_20_Text">}</text:p>
        <text:p text:style-name="Preformatted_20_Text"/>
        <text:p text:style-name="Preformatted_20_Text">vector_t::~vector_t(){</text:p>
        <text:p text:style-name="Preformatted_20_Text"/>
        <text:p text:style-name="Preformatted_20_Text"><text:s text:c="4"/>delete[] p;</text:p>
        <text:p text:style-name="Preformatted_20_Text">}</text:p>
        <text:p text:style-name="Preformatted_20_Text"/>
        <text:p text:style-name="Preformatted_20_Text">size_t vector_t::leng() const{</text:p>
        <text:p text:style-name="Preformatted_20_Text"/>
        <text:p text:style-name="Preformatted_20_Text"><text:s text:c="4"/>return tam;</text:p>
        <text:p text:style-name="Preformatted_20_Text">}</text:p>
        <text:p text:style-name="Preformatted_20_Text"/>
        <text:p text:style-name="Preformatted_20_Text">void vector_t::aumentar_cap(size_t cant){</text:p>
        <text:p text:style-name="Preformatted_20_Text"/>
        <text:p text:style-name="Preformatted_20_Text"><text:s text:c="4"/>complejo* aux = new complejo[capacidad + cant];</text:p>
        <text:p text:style-name="Preformatted_20_Text"/>
        <text:p text:style-name="Preformatted_20_Text"><text:s text:c="4"/>for (size_t i = 0; i &lt; capacidad; i++){</text:p>
        <text:p text:style-name="Preformatted_20_Text"><text:s text:c="8"/>aux[i] = p[i];</text:p>
        <text:p text:style-name="Preformatted_20_Text"><text:s text:c="4"/>}</text:p>
        <text:p text:style-name="Preformatted_20_Text"/>
        <text:p text:style-name="Preformatted_20_Text"><text:s text:c="4"/>capacidad = capacidad + cant;</text:p>
        <text:p text:style-name="Preformatted_20_Text"><text:s text:c="4"/>delete[] p;</text:p>
        <text:p text:style-name="Preformatted_20_Text"><text:s text:c="4"/>p = aux;</text:p>
        <text:p text:style-name="Preformatted_20_Text">}</text:p>
        <text:p text:style-name="Preformatted_20_Text"/>
        <text:p text:style-name="Preformatted_20_Text">void vector_t::append(complejo &amp;valor)</text:p>
        <text:p text:style-name="Preformatted_20_Text">{</text:p>
        <text:p text:style-name="Preformatted_20_Text"><text:s text:c="4"/>if(tam == capacidad){</text:p>
        <text:p text:style-name="Preformatted_20_Text"><text:s text:c="8"/>aumentar_cap(VECTOR_DEFAULT_STEP);</text:p>
        <text:p text:style-name="Preformatted_20_Text"><text:s text:c="4"/>}</text:p>
        <text:p text:style-name="Preformatted_20_Text"/>
        <text:p text:style-name="Preformatted_20_Text"><text:s text:c="4"/>p[tam] = valor;</text:p>
        <text:p text:style-name="Preformatted_20_Text"><text:soft-page-break/><text:s text:c="4"/>tam++;</text:p>
        <text:p text:style-name="Preformatted_20_Text">}</text:p>
        <text:p text:style-name="Preformatted_20_Text"/>
        <text:p text:style-name="Preformatted_20_Text"/>
        <text:p text:style-name="Preformatted_20_Text"/>
        <text:p text:style-name="Preformatted_20_Text">bool vector_t::swap(complejo &amp;val, int pos){ </text:p>
        <text:p text:style-name="Preformatted_20_Text"/>
        <text:p text:style-name="Preformatted_20_Text"><text:s text:c="4"/>if(pos &gt;= 0 &amp;&amp; (size_t)pos &lt; tam){</text:p>
        <text:p text:style-name="Preformatted_20_Text"/>
        <text:p text:style-name="Preformatted_20_Text"><text:s text:c="8"/>p[pos - 1] = val;</text:p>
        <text:p text:style-name="Preformatted_20_Text"><text:s text:c="8"/>return true;</text:p>
        <text:p text:style-name="Preformatted_20_Text"><text:s text:c="4"/>}</text:p>
        <text:p text:style-name="Preformatted_20_Text"/>
        <text:p text:style-name="Preformatted_20_Text"><text:s text:c="4"/>else</text:p>
        <text:p text:style-name="Preformatted_20_Text"><text:s text:c="8"/>return false;</text:p>
        <text:p text:style-name="Preformatted_20_Text">}</text:p>
        <text:p text:style-name="Preformatted_20_Text"/>
        <text:p text:style-name="Preformatted_20_Text">void vector_t::clean()</text:p>
        <text:p text:style-name="Preformatted_20_Text">{</text:p>
        <text:p text:style-name="Preformatted_20_Text"><text:s text:c="4"/>tam = 0;</text:p>
        <text:p text:style-name="Preformatted_20_Text"><text:s text:c="4"/>capacidad = VECTOR_DEFAULT_CAPACIDAD_INICIAL;</text:p>
        <text:p text:style-name="Preformatted_20_Text"><text:s text:c="4"/>delete [] p;</text:p>
        <text:p text:style-name="Preformatted_20_Text"><text:s text:c="4"/>p = new complejo[capacidad];</text:p>
        <text:p text:style-name="Preformatted_20_Text">}</text:p>
        <text:p text:style-name="Preformatted_20_Text"/>
        <text:p text:style-name="Preformatted_20_Text">vector_t vector_t::operator +(const vector_t &amp;a){</text:p>
        <text:p text:style-name="Preformatted_20_Text"/>
        <text:p text:style-name="Preformatted_20_Text"><text:s text:c="4"/>size_t longitud = tam + a.leng();</text:p>
        <text:p text:style-name="Preformatted_20_Text"/>
        <text:p text:style-name="Preformatted_20_Text"><text:s text:c="4"/>if(capacidad &lt; longitud){</text:p>
        <text:p text:style-name="Preformatted_20_Text"><text:s text:c="8"/>this-&gt;aumentar_cap(longitud);</text:p>
        <text:p text:style-name="Preformatted_20_Text"><text:s text:c="4"/>}</text:p>
        <text:p text:style-name="Preformatted_20_Text"/>
        <text:p text:style-name="Preformatted_20_Text"><text:s text:c="4"/>for (size_t i = 0; i &lt; (size_t)a.leng(); ++i)</text:p>
        <text:p text:style-name="Preformatted_20_Text"><text:s text:c="4"/>{</text:p>
        <text:p text:style-name="Preformatted_20_Text"><text:s text:c="8"/>p[this-&gt;leng() + i] = a.p[i]; </text:p>
        <text:p text:style-name="Preformatted_20_Text"><text:s text:c="4"/>}</text:p>
        <text:p text:style-name="Preformatted_20_Text"/>
        <text:p text:style-name="Preformatted_20_Text"><text:s text:c="4"/>return *this;</text:p>
        <text:p text:style-name="Preformatted_20_Text">}</text:p>
        <text:p text:style-name="Preformatted_20_Text"/>
        <text:p text:style-name="Preformatted_20_Text">vector_t&amp; vector_t::operator = (const vector_t &amp;vec){</text:p>
        <text:p text:style-name="Preformatted_20_Text"/>
        <text:p text:style-name="Preformatted_20_Text"><text:s text:c="4"/>tam = vec.tam;</text:p>
        <text:p text:style-name="Preformatted_20_Text"><text:s text:c="4"/>capacidad = vec.capacidad;</text:p>
        <text:p text:style-name="Preformatted_20_Text"/>
        <text:p text:style-name="Preformatted_20_Text"><text:s text:c="4"/>delete[] p;</text:p>
        <text:p text:style-name="Preformatted_20_Text"><text:s text:c="4"/>p = new complejo[capacidad];</text:p>
        <text:p text:style-name="Preformatted_20_Text"/>
        <text:p text:style-name="Preformatted_20_Text"><text:s text:c="4"/>for(size_t i = 0; i &lt; capacidad; i++){</text:p>
        <text:p text:style-name="Preformatted_20_Text"><text:s text:c="8"/>p[i] = vec.p[i];</text:p>
        <text:p text:style-name="Preformatted_20_Text"><text:s text:c="4"/>}</text:p>
        <text:p text:style-name="Preformatted_20_Text"/>
        <text:p text:style-name="Preformatted_20_Text"><text:s text:c="4"/>return *this;</text:p>
        <text:p text:style-name="Preformatted_20_Text">}</text:p>
        <text:p text:style-name="Preformatted_20_Text"/>
        <text:p text:style-name="Preformatted_20_Text">complejo vector_t::operator [](int pos){</text:p>
        <text:p text:style-name="Preformatted_20_Text"><text:soft-page-break/><text:s text:c="4"/>return p[pos];</text:p>
        <text:p text:style-name="Preformatted_20_Text">}</text:p>
        <text:p text:style-name="Preformatted_20_Text"/>
        <text:p text:style-name="Preformatted_20_Text">bool vector_t::operator ==(const vector_t &amp;vec){ </text:p>
        <text:p text:style-name="Preformatted_20_Text"/>
        <text:p text:style-name="Preformatted_20_Text"><text:s text:c="4"/>if(tam != vec.tam)</text:p>
        <text:p text:style-name="Preformatted_20_Text"><text:s text:c="4"/>{</text:p>
        <text:p text:style-name="Preformatted_20_Text"><text:s text:c="8"/>return false;</text:p>
        <text:p text:style-name="Preformatted_20_Text"><text:s text:c="4"/>}</text:p>
        <text:p text:style-name="Preformatted_20_Text"/>
        <text:p text:style-name="Preformatted_20_Text"><text:s text:c="4"/>for(size_t i = 0; i &lt; tam;i++)</text:p>
        <text:p text:style-name="Preformatted_20_Text"><text:s text:c="4"/>{</text:p>
        <text:p text:style-name="Preformatted_20_Text"><text:s text:c="8"/>if(!(p[i] == vec.p[i]))</text:p>
        <text:p text:style-name="Preformatted_20_Text"><text:s text:c="8"/>{</text:p>
        <text:p text:style-name="Preformatted_20_Text"><text:s text:c="12"/>return false;</text:p>
        <text:p text:style-name="Preformatted_20_Text"><text:s text:c="8"/>}</text:p>
        <text:p text:style-name="Preformatted_20_Text"><text:s text:c="4"/>}</text:p>
        <text:p text:style-name="Preformatted_20_Text"/>
        <text:p text:style-name="Preformatted_20_Text"><text:s text:c="4"/>return true;</text:p>
        <text:p text:style-name="Preformatted_20_Text">}</text:p>
        <text:p text:style-name="Preformatted_20_Text"/>
        <text:p text:style-name="Preformatted_20_Text">istream &amp; operator &gt;&gt;(istream &amp;is, vector_t &amp;v){ //lee un vector_t de complejos separados por espacios del archivo is</text:p>
        <text:p text:style-name="Preformatted_20_Text"/>
        <text:p text:style-name="Preformatted_20_Text"><text:s text:c="4"/>complejo c;</text:p>
        <text:p text:style-name="Preformatted_20_Text"><text:s text:c="4"/>string line;</text:p>
        <text:p text:style-name="Preformatted_20_Text"/>
        <text:p text:style-name="Preformatted_20_Text"><text:s text:c="4"/>if(!getline(is, line)){</text:p>
        <text:p text:style-name="Preformatted_20_Text"><text:s text:c="8"/>return is;</text:p>
        <text:p text:style-name="Preformatted_20_Text"><text:s text:c="4"/>}</text:p>
        <text:p text:style-name="Preformatted_20_Text"/>
        <text:p text:style-name="Preformatted_20_Text"><text:s text:c="4"/>istringstream stream_line(line);</text:p>
        <text:p text:style-name="Preformatted_20_Text"/>
        <text:p text:style-name="Preformatted_20_Text"><text:s text:c="4"/>while(stream_line &gt;&gt; c){</text:p>
        <text:p text:style-name="Preformatted_20_Text"><text:s text:c="8"/>v.append(c);</text:p>
        <text:p text:style-name="Preformatted_20_Text"><text:s text:c="4"/>}</text:p>
        <text:p text:style-name="Preformatted_20_Text"/>
        <text:p text:style-name="Preformatted_20_Text"><text:s text:c="4"/>//En caso de que haya error, cambia estado de is</text:p>
        <text:p text:style-name="Preformatted_20_Text"><text:s text:c="4"/>if(stream_line.bad()){</text:p>
        <text:p text:style-name="Preformatted_20_Text"><text:s text:c="8"/>is.clear(ios::badbit);</text:p>
        <text:p text:style-name="Preformatted_20_Text"><text:s text:c="4"/>}</text:p>
        <text:p text:style-name="Preformatted_20_Text"><text:s text:c="4"/></text:p>
        <text:p text:style-name="Preformatted_20_Text"><text:s text:c="4"/>return is;</text:p>
        <text:p text:style-name="Preformatted_20_Text">}</text:p>
        <text:p text:style-name="Preformatted_20_Text"/>
        <text:p text:style-name="Preformatted_20_Text">ostream &amp; operator &lt;&lt;(ostream &amp;os, vector_t &amp;v){</text:p>
        <text:p text:style-name="Preformatted_20_Text"/>
        <text:p text:style-name="Preformatted_20_Text"><text:s text:c="4"/>for (size_t i = 0; i &lt; v.tam; i++)</text:p>
        <text:p text:style-name="Preformatted_20_Text"><text:s text:c="4"/>{</text:p>
        <text:p text:style-name="Preformatted_20_Text"><text:s text:c="8"/>os &lt;&lt; v[i] &lt;&lt; " ";</text:p>
        <text:p text:style-name="Preformatted_20_Text"><text:s text:c="4"/>}</text:p>
        <text:p text:style-name="Preformatted_20_Text"/>
        <text:p text:style-name="Preformatted_20_Text"><text:s text:c="4"/>return os;</text:p>
        <text:p text:style-name="Preformatted_20_Text">}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6:28:04.941816531</meta:creation-date>
    <dc:date>2019-11-21T16:40:54.491737709</dc:date>
    <meta:editing-duration>PT3M36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4" meta:paragraph-count="1015" meta:word-count="3666" meta:character-count="29394" meta:non-whitespace-character-count="20941"/>
  </office:meta>
</office:document-meta>
</file>